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5.66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04.39pt" svg:height="255.09pt" svg:x="419.64pt" svg:y="348.41pt">
            <draw:object draw:notify-on-update-of-ranges="Sheet1.E1:Sheet1.E1 Sheet1.E2:Sheet1.E61 Sheet1.L1:Sheet1.L1 Sheet1.L2:Sheet1.L61 Sheet1.E1:Sheet1.E1 Sheet1.E2:Sheet1.E61 Sheet1.N1:Sheet1.N1 Sheet1.N2:Sheet1.N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1"/>
        <table:table-column table:style-name="co2" table:default-cell-style-name="ce2"/>
        <table:table-column table:style-name="co1" table:number-columns-repeated="2" table:default-cell-style-name="ce2"/>
        <table:table-column table:style-name="co1" table:number-columns-repeated="1011" table:default-cell-style-name="ce1"/>
        <table:table-row table:style-name="ro1">
          <table:table-cell table:number-columns-repeated="4"/>
          <table:table-cell office:value-type="string" calcext:value-type="string">
            <text:p>d1-d2</text:p>
          </table:table-cell>
          <table:table-cell/>
          <table:table-cell office:value-type="string" calcext:value-type="string">
            <text:p>PM6</text:p>
          </table:table-cell>
          <table:table-cell/>
          <table:table-cell office:value-type="string" calcext:value-type="string">
            <text:p>AM1</text:p>
          </table:table-cell>
          <table:table-cell office:value-type="string" calcext:value-type="string">
            <text:p>AM1dPhot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PM6</text:p>
          </table:table-cell>
          <table:table-cell office:value-type="string" calcext:value-type="string">
            <text:p>RM1</text:p>
          </table:table-cell>
          <table:table-cell office:value-type="string" calcext:value-type="string">
            <text:p>PM6 – big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452908846937" calcext:value-type="float">
            <text:p>1.452908846937</text:p>
          </table:table-cell>
          <table:table-cell office:value-type="float" office:value="4.249286741216" calcext:value-type="float">
            <text:p>4.249286741216</text:p>
          </table:table-cell>
          <table:table-cell office:value-type="float" office:value="-2.796377894279" calcext:value-type="float">
            <text:p>-2.796377894279</text:p>
          </table:table-cell>
          <table:table-cell office:value-type="float" office:value="-22940.8793901115" calcext:value-type="float">
            <text:p>-22940.8793901115</text:p>
          </table:table-cell>
          <table:table-cell office:value-type="float" office:value="6.642382691105" calcext:value-type="float">
            <text:p>6.642382691105</text:p>
          </table:table-cell>
          <table:table-cell office:value-type="float" office:value="1.589086768207" calcext:value-type="float">
            <text:p>1.589086768207</text:p>
          </table:table-cell>
          <table:table-cell office:value-type="float" office:value="79.202442973201" calcext:value-type="float">
            <text:p>79.202442973201</text:p>
          </table:table-cell>
          <table:table-cell office:value-type="float" office:value="32.307521787945" calcext:value-type="float">
            <text:p>32.307521787945</text:p>
          </table:table-cell>
          <table:table-cell office:value-type="float" office:value="0" calcext:value-type="float">
            <text:p>0</text:p>
          </table:table-cell>
          <table:table-cell office:value-type="float" office:value="6.642382691105" calcext:value-type="float">
            <text:p>6.642382691105</text:p>
          </table:table-cell>
          <table:table-cell office:value-type="float" office:value="0" calcext:value-type="float">
            <text:p>0</text:p>
          </table:table-cell>
          <table:table-cell office:value-type="float" office:value="39.392459878633" calcext:value-type="float">
            <text:p>39.39245987863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56698441698" calcext:value-type="float">
            <text:p>1.456698441698</text:p>
          </table:table-cell>
          <table:table-cell office:value-type="float" office:value="4.181218165671" calcext:value-type="float">
            <text:p>4.181218165671</text:p>
          </table:table-cell>
          <table:table-cell office:value-type="float" office:value="-2.724519723973" calcext:value-type="float">
            <text:p>-2.724519723973</text:p>
          </table:table-cell>
          <table:table-cell office:value-type="float" office:value="-22940.5526385795" calcext:value-type="float">
            <text:p>-22940.5526385795</text:p>
          </table:table-cell>
          <table:table-cell office:value-type="float" office:value="6.969134223185" calcext:value-type="float">
            <text:p>6.969134223185</text:p>
          </table:table-cell>
          <table:table-cell office:value-type="float" office:value="1.667256991193" calcext:value-type="float">
            <text:p>1.667256991193</text:p>
          </table:table-cell>
          <table:table-cell office:value-type="float" office:value="81.116776556151" calcext:value-type="float">
            <text:p>81.116776556151</text:p>
          </table:table-cell>
          <table:table-cell office:value-type="float" office:value="33.939373900979" calcext:value-type="float">
            <text:p>33.939373900979</text:p>
          </table:table-cell>
          <table:table-cell office:value-type="float" office:value="2.721936943577" calcext:value-type="float">
            <text:p>2.721936943577</text:p>
          </table:table-cell>
          <table:table-cell office:value-type="float" office:value="6.969134223185" calcext:value-type="float">
            <text:p>6.969134223185</text:p>
          </table:table-cell>
          <table:table-cell office:value-type="float" office:value="1.416971892831" calcext:value-type="float">
            <text:p>1.416971892831</text:p>
          </table:table-cell>
          <table:table-cell office:value-type="float" office:value="39.460118003914" calcext:value-type="float">
            <text:p>39.46011800391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459223055817" calcext:value-type="float">
            <text:p>1.459223055817</text:p>
          </table:table-cell>
          <table:table-cell office:value-type="float" office:value="4.111545370168" calcext:value-type="float">
            <text:p>4.111545370168</text:p>
          </table:table-cell>
          <table:table-cell office:value-type="float" office:value="-2.652322314352" calcext:value-type="float">
            <text:p>-2.652322314352</text:p>
          </table:table-cell>
          <table:table-cell office:value-type="float" office:value="-22939.8595332346" calcext:value-type="float">
            <text:p>-22939.8595332346</text:p>
          </table:table-cell>
          <table:table-cell office:value-type="float" office:value="7.662239568013" calcext:value-type="float">
            <text:p>7.662239568013</text:p>
          </table:table-cell>
          <table:table-cell office:value-type="float" office:value="1.833071666989" calcext:value-type="float">
            <text:p>1.833071666989</text:p>
          </table:table-cell>
          <table:table-cell office:value-type="float" office:value="82.145576060324" calcext:value-type="float">
            <text:p>82.145576060324</text:p>
          </table:table-cell>
          <table:table-cell office:value-type="float" office:value="35.086248392265" calcext:value-type="float">
            <text:p>35.086248392265</text:p>
          </table:table-cell>
          <table:table-cell office:value-type="float" office:value="3.134319305977" calcext:value-type="float">
            <text:p>3.134319305977</text:p>
          </table:table-cell>
          <table:table-cell office:value-type="float" office:value="7.662239568013" calcext:value-type="float">
            <text:p>7.662239568013</text:p>
          </table:table-cell>
          <table:table-cell office:value-type="float" office:value="3.330620474371" calcext:value-type="float">
            <text:p>3.330620474371</text:p>
          </table:table-cell>
          <table:table-cell office:value-type="float" office:value="40.835829326847" calcext:value-type="float">
            <text:p>40.83582932684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463264392812" calcext:value-type="float">
            <text:p>1.463264392812</text:p>
          </table:table-cell>
          <table:table-cell office:value-type="float" office:value="4.043150630006" calcext:value-type="float">
            <text:p>4.043150630006</text:p>
          </table:table-cell>
          <table:table-cell office:value-type="float" office:value="-2.579886237194" calcext:value-type="float">
            <text:p>-2.579886237194</text:p>
          </table:table-cell>
          <table:table-cell office:value-type="float" office:value="-22938.4447619616" calcext:value-type="float">
            <text:p>-22938.4447619616</text:p>
          </table:table-cell>
          <table:table-cell office:value-type="float" office:value="9.077010840996" calcext:value-type="float">
            <text:p>9.077010840996</text:p>
          </table:table-cell>
          <table:table-cell office:value-type="float" office:value="2.171533694018" calcext:value-type="float">
            <text:p>2.171533694018</text:p>
          </table:table-cell>
          <table:table-cell office:value-type="float" office:value="85.436801715372" calcext:value-type="float">
            <text:p>85.436801715372</text:p>
          </table:table-cell>
          <table:table-cell office:value-type="float" office:value="38.024498610008" calcext:value-type="float">
            <text:p>38.024498610008</text:p>
          </table:table-cell>
          <table:table-cell office:value-type="float" office:value="6.872922030081" calcext:value-type="float">
            <text:p>6.872922030081</text:p>
          </table:table-cell>
          <table:table-cell office:value-type="float" office:value="9.077010840996" calcext:value-type="float">
            <text:p>9.077010840996</text:p>
          </table:table-cell>
          <table:table-cell office:value-type="float" office:value="5.600522750734" calcext:value-type="float">
            <text:p>5.600522750734</text:p>
          </table:table-cell>
          <table:table-cell office:value-type="float" office:value="41.715441690241" calcext:value-type="float">
            <text:p>41.71544169024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464934390967" calcext:value-type="float">
            <text:p>1.464934390967</text:p>
          </table:table-cell>
          <table:table-cell office:value-type="float" office:value="3.970678935376" calcext:value-type="float">
            <text:p>3.970678935376</text:p>
          </table:table-cell>
          <table:table-cell office:value-type="float" office:value="-2.505744544409" calcext:value-type="float">
            <text:p>-2.505744544409</text:p>
          </table:table-cell>
          <table:table-cell office:value-type="float" office:value="-22937.6380534251" calcext:value-type="float">
            <text:p>-22937.6380534251</text:p>
          </table:table-cell>
          <table:table-cell office:value-type="float" office:value="9.883719377547" calcext:value-type="float">
            <text:p>9.883719377547</text:p>
          </table:table-cell>
          <table:table-cell office:value-type="float" office:value="2.364526166877" calcext:value-type="float">
            <text:p>2.364526166877</text:p>
          </table:table-cell>
          <table:table-cell office:value-type="float" office:value="88.949957817298" calcext:value-type="float">
            <text:p>88.949957817298</text:p>
          </table:table-cell>
          <table:table-cell office:value-type="float" office:value="41.651292888339" calcext:value-type="float">
            <text:p>41.651292888339</text:p>
          </table:table-cell>
          <table:table-cell office:value-type="float" office:value="11.291557994657" calcext:value-type="float">
            <text:p>11.291557994657</text:p>
          </table:table-cell>
          <table:table-cell office:value-type="float" office:value="9.883719377547" calcext:value-type="float">
            <text:p>9.883719377547</text:p>
          </table:table-cell>
          <table:table-cell office:value-type="float" office:value="10.272173134643" calcext:value-type="float">
            <text:p>10.272173134643</text:p>
          </table:table-cell>
          <table:table-cell office:value-type="float" office:value="42.048006381341" calcext:value-type="float">
            <text:p>42.04800638134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467664838528" calcext:value-type="float">
            <text:p>1.467664838528</text:p>
          </table:table-cell>
          <table:table-cell office:value-type="float" office:value="3.901460380624" calcext:value-type="float">
            <text:p>3.901460380624</text:p>
          </table:table-cell>
          <table:table-cell office:value-type="float" office:value="-2.433795542095" calcext:value-type="float">
            <text:p>-2.433795542095</text:p>
          </table:table-cell>
          <table:table-cell office:value-type="float" office:value="-22935.770978687" calcext:value-type="float">
            <text:p>-22935.770978687</text:p>
          </table:table-cell>
          <table:table-cell office:value-type="float" office:value="11.750794115658" calcext:value-type="float">
            <text:p>11.750794115658</text:p>
          </table:table-cell>
          <table:table-cell office:value-type="float" office:value="2.811194764512" calcext:value-type="float">
            <text:p>2.811194764512</text:p>
          </table:table-cell>
          <table:table-cell office:value-type="float" office:value="91.405938779855" calcext:value-type="float">
            <text:p>91.405938779855</text:p>
          </table:table-cell>
          <table:table-cell office:value-type="float" office:value="44.092108782945" calcext:value-type="float">
            <text:p>44.092108782945</text:p>
          </table:table-cell>
          <table:table-cell office:value-type="float" office:value="13.97126086046" calcext:value-type="float">
            <text:p>13.97126086046</text:p>
          </table:table-cell>
          <table:table-cell office:value-type="float" office:value="11.750794115658" calcext:value-type="float">
            <text:p>11.750794115658</text:p>
          </table:table-cell>
          <table:table-cell office:value-type="float" office:value="13.113401587903" calcext:value-type="float">
            <text:p>13.113401587903</text:p>
          </table:table-cell>
          <table:table-cell office:value-type="float" office:value="43.566246651051" calcext:value-type="float">
            <text:p>43.56624665105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470484321076" calcext:value-type="float">
            <text:p>1.470484321076</text:p>
          </table:table-cell>
          <table:table-cell office:value-type="float" office:value="3.831317808588" calcext:value-type="float">
            <text:p>3.831317808588</text:p>
          </table:table-cell>
          <table:table-cell office:value-type="float" office:value="-2.360833487512" calcext:value-type="float">
            <text:p>-2.360833487512</text:p>
          </table:table-cell>
          <table:table-cell office:value-type="float" office:value="-22933.3814006423" calcext:value-type="float">
            <text:p>-22933.3814006423</text:p>
          </table:table-cell>
          <table:table-cell office:value-type="float" office:value="14.140372160367" calcext:value-type="float">
            <text:p>14.140372160367</text:p>
          </table:table-cell>
          <table:table-cell office:value-type="float" office:value="3.382864153198" calcext:value-type="float">
            <text:p>3.382864153198</text:p>
          </table:table-cell>
          <table:table-cell office:value-type="float" office:value="95.434924277302" calcext:value-type="float">
            <text:p>95.434924277302</text:p>
          </table:table-cell>
          <table:table-cell office:value-type="float" office:value="48.06104232934" calcext:value-type="float">
            <text:p>48.06104232934</text:p>
          </table:table-cell>
          <table:table-cell office:value-type="float" office:value="18.069710019969" calcext:value-type="float">
            <text:p>18.069710019969</text:p>
          </table:table-cell>
          <table:table-cell office:value-type="float" office:value="14.140372160367" calcext:value-type="float">
            <text:p>14.140372160367</text:p>
          </table:table-cell>
          <table:table-cell office:value-type="float" office:value="17.146034416844" calcext:value-type="float">
            <text:p>17.146034416844</text:p>
          </table:table-cell>
          <table:table-cell office:value-type="float" office:value="45.723640324988" calcext:value-type="float">
            <text:p>45.7236403249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47220889602" calcext:value-type="float">
            <text:p>1.47220889602</text:p>
          </table:table-cell>
          <table:table-cell office:value-type="float" office:value="3.758727920596" calcext:value-type="float">
            <text:p>3.758727920596</text:p>
          </table:table-cell>
          <table:table-cell office:value-type="float" office:value="-2.286519024576" calcext:value-type="float">
            <text:p>-2.286519024576</text:p>
          </table:table-cell>
          <table:table-cell office:value-type="float" office:value="-22931.937591529" calcext:value-type="float">
            <text:p>-22931.937591529</text:p>
          </table:table-cell>
          <table:table-cell office:value-type="float" office:value="15.584181273603" calcext:value-type="float">
            <text:p>15.584181273603</text:p>
          </table:table-cell>
          <table:table-cell office:value-type="float" office:value="3.728273031963" calcext:value-type="float">
            <text:p>3.728273031963</text:p>
          </table:table-cell>
          <table:table-cell office:value-type="float" office:value="100.724208519405" calcext:value-type="float">
            <text:p>100.724208519405</text:p>
          </table:table-cell>
          <table:table-cell office:value-type="float" office:value="53.321732216064" calcext:value-type="float">
            <text:p>53.321732216064</text:p>
          </table:table-cell>
          <table:table-cell office:value-type="float" office:value="23.723872398787" calcext:value-type="float">
            <text:p>23.723872398787</text:p>
          </table:table-cell>
          <table:table-cell office:value-type="float" office:value="15.584181273603" calcext:value-type="float">
            <text:p>15.584181273603</text:p>
          </table:table-cell>
          <table:table-cell office:value-type="float" office:value="22.527944650174" calcext:value-type="float">
            <text:p>22.527944650174</text:p>
          </table:table-cell>
          <table:table-cell office:value-type="float" office:value="43.754794376651" calcext:value-type="float">
            <text:p>43.75479437665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475660170912" calcext:value-type="float">
            <text:p>1.475660170912</text:p>
          </table:table-cell>
          <table:table-cell office:value-type="float" office:value="3.689875425116" calcext:value-type="float">
            <text:p>3.689875425116</text:p>
          </table:table-cell>
          <table:table-cell office:value-type="float" office:value="-2.214215254204" calcext:value-type="float">
            <text:p>-2.214215254204</text:p>
          </table:table-cell>
          <table:table-cell office:value-type="float" office:value="-22929.3632385282" calcext:value-type="float">
            <text:p>-22929.3632385282</text:p>
          </table:table-cell>
          <table:table-cell office:value-type="float" office:value="18.158534274411" calcext:value-type="float">
            <text:p>18.158534274411</text:p>
          </table:table-cell>
          <table:table-cell office:value-type="float" office:value="4.344146955601" calcext:value-type="float">
            <text:p>4.344146955601</text:p>
          </table:table-cell>
          <table:table-cell office:value-type="float" office:value="105.831853673131" calcext:value-type="float">
            <text:p>105.831853673131</text:p>
          </table:table-cell>
          <table:table-cell office:value-type="float" office:value="57.712825931394" calcext:value-type="float">
            <text:p>57.712825931394</text:p>
          </table:table-cell>
          <table:table-cell office:value-type="float" office:value="29.890563716959" calcext:value-type="float">
            <text:p>29.890563716959</text:p>
          </table:table-cell>
          <table:table-cell office:value-type="float" office:value="18.158534274411" calcext:value-type="float">
            <text:p>18.158534274411</text:p>
          </table:table-cell>
          <table:table-cell office:value-type="float" office:value="26.527494665435" calcext:value-type="float">
            <text:p>26.527494665435</text:p>
          </table:table-cell>
          <table:table-cell office:value-type="float" office:value="45.003955726166" calcext:value-type="float">
            <text:p>45.0039557261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477600773247" calcext:value-type="float">
            <text:p>1.477600773247</text:p>
          </table:table-cell>
          <table:table-cell office:value-type="float" office:value="3.618393829817" calcext:value-type="float">
            <text:p>3.618393829817</text:p>
          </table:table-cell>
          <table:table-cell office:value-type="float" office:value="-2.14079305657" calcext:value-type="float">
            <text:p>-2.14079305657</text:p>
          </table:table-cell>
          <table:table-cell office:value-type="float" office:value="-22926.5018520547" calcext:value-type="float">
            <text:p>-22926.5018520547</text:p>
          </table:table-cell>
          <table:table-cell office:value-type="float" office:value="21.019920747967" calcext:value-type="float">
            <text:p>21.019920747967</text:p>
          </table:table-cell>
          <table:table-cell office:value-type="float" office:value="5.028689174155" calcext:value-type="float">
            <text:p>5.028689174155</text:p>
          </table:table-cell>
          <table:table-cell office:value-type="float" office:value="109.84768715774" calcext:value-type="float">
            <text:p>109.84768715774</text:p>
          </table:table-cell>
          <table:table-cell office:value-type="float" office:value="61.712434476725" calcext:value-type="float">
            <text:p>61.712434476725</text:p>
          </table:table-cell>
          <table:table-cell office:value-type="float" office:value="34.214044101256" calcext:value-type="float">
            <text:p>34.214044101256</text:p>
          </table:table-cell>
          <table:table-cell office:value-type="float" office:value="21.019920747967" calcext:value-type="float">
            <text:p>21.019920747967</text:p>
          </table:table-cell>
          <table:table-cell office:value-type="float" office:value="30.98398449679" calcext:value-type="float">
            <text:p>30.98398449679</text:p>
          </table:table-cell>
          <table:table-cell office:value-type="float" office:value="46.823114053521" calcext:value-type="float">
            <text:p>46.82311405352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468336635321" calcext:value-type="float">
            <text:p>1.468336635321</text:p>
          </table:table-cell>
          <table:table-cell office:value-type="float" office:value="3.532508633762" calcext:value-type="float">
            <text:p>3.532508633762</text:p>
          </table:table-cell>
          <table:table-cell office:value-type="float" office:value="-2.064171998441" calcext:value-type="float">
            <text:p>-2.064171998441</text:p>
          </table:table-cell>
          <table:table-cell office:value-type="float" office:value="-22947.5217728026" calcext:value-type="float">
            <text:p>-22947.5217728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.561134671927" calcext:value-type="float">
            <text:p>103.561134671927</text:p>
          </table:table-cell>
          <table:table-cell office:value-type="float" office:value="50.182629323641" calcext:value-type="float">
            <text:p>50.182629323641</text:p>
          </table:table-cell>
          <table:table-cell office:value-type="float" office:value="25.964298078405" calcext:value-type="float">
            <text:p>25.964298078405</text:p>
          </table:table-cell>
          <table:table-cell office:value-type="float" office:value="0" calcext:value-type="float">
            <text:p>0</text:p>
          </table:table-cell>
          <table:table-cell office:value-type="float" office:value="10.529550674109" calcext:value-type="float">
            <text:p>10.529550674109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471181440151" calcext:value-type="float">
            <text:p>1.471181440151</text:p>
          </table:table-cell>
          <table:table-cell office:value-type="float" office:value="3.462353721283" calcext:value-type="float">
            <text:p>3.462353721283</text:p>
          </table:table-cell>
          <table:table-cell office:value-type="float" office:value="-1.991172281132" calcext:value-type="float">
            <text:p>-1.991172281132</text:p>
          </table:table-cell>
          <table:table-cell office:value-type="float" office:value="-22946.9052966972" calcext:value-type="float">
            <text:p>-22946.9052966972</text:p>
          </table:table-cell>
          <table:table-cell office:value-type="float" office:value="0.61647610545" calcext:value-type="float">
            <text:p>0.61647610545</text:p>
          </table:table-cell>
          <table:table-cell office:value-type="float" office:value="0.147482321878" calcext:value-type="float">
            <text:p>0.147482321878</text:p>
          </table:table-cell>
          <table:table-cell office:value-type="float" office:value="107.635602314731" calcext:value-type="float">
            <text:p>107.635602314731</text:p>
          </table:table-cell>
          <table:table-cell office:value-type="float" office:value="53.902973780154" calcext:value-type="float">
            <text:p>53.902973780154</text:p>
          </table:table-cell>
          <table:table-cell office:value-type="float" office:value="30.546831042102" calcext:value-type="float">
            <text:p>30.546831042102</text:p>
          </table:table-cell>
          <table:table-cell office:value-type="float" office:value="0.61647610545" calcext:value-type="float">
            <text:p>0.61647610545</text:p>
          </table:table-cell>
          <table:table-cell office:value-type="float" office:value="13.202639443403" calcext:value-type="float">
            <text:p>13.202639443403</text:p>
          </table:table-cell>
          <table:table-cell office:value-type="float" office:value="0.952348140552" calcext:value-type="float">
            <text:p>0.95234814055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474248159168" calcext:value-type="float">
            <text:p>1.474248159168</text:p>
          </table:table-cell>
          <table:table-cell office:value-type="float" office:value="3.392157029872" calcext:value-type="float">
            <text:p>3.392157029872</text:p>
          </table:table-cell>
          <table:table-cell office:value-type="float" office:value="-1.917908870704" calcext:value-type="float">
            <text:p>-1.917908870704</text:p>
          </table:table-cell>
          <table:table-cell office:value-type="float" office:value="-22945.9295679435" calcext:value-type="float">
            <text:p>-22945.9295679435</text:p>
          </table:table-cell>
          <table:table-cell office:value-type="float" office:value="1.592204859098" calcext:value-type="float">
            <text:p>1.592204859098</text:p>
          </table:table-cell>
          <table:table-cell office:value-type="float" office:value="0.380910253373" calcext:value-type="float">
            <text:p>0.380910253373</text:p>
          </table:table-cell>
          <table:table-cell office:value-type="float" office:value="113.082316318047" calcext:value-type="float">
            <text:p>113.082316318047</text:p>
          </table:table-cell>
          <table:table-cell office:value-type="float" office:value="58.647025679416" calcext:value-type="float">
            <text:p>58.647025679416</text:p>
          </table:table-cell>
          <table:table-cell office:value-type="float" office:value="36.405149323382" calcext:value-type="float">
            <text:p>36.405149323382</text:p>
          </table:table-cell>
          <table:table-cell office:value-type="float" office:value="1.592204859098" calcext:value-type="float">
            <text:p>1.592204859098</text:p>
          </table:table-cell>
          <table:table-cell office:value-type="float" office:value="16.640085837651" calcext:value-type="float">
            <text:p>16.640085837651</text:p>
          </table:table-cell>
          <table:table-cell office:value-type="float" office:value="2.777494990325" calcext:value-type="float">
            <text:p>2.77749499032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479678464661" calcext:value-type="float">
            <text:p>1.479678464661</text:p>
          </table:table-cell>
          <table:table-cell office:value-type="float" office:value="3.325236512188" calcext:value-type="float">
            <text:p>3.325236512188</text:p>
          </table:table-cell>
          <table:table-cell office:value-type="float" office:value="-1.845558047527" calcext:value-type="float">
            <text:p>-1.845558047527</text:p>
          </table:table-cell>
          <table:table-cell office:value-type="float" office:value="-22944.3913483555" calcext:value-type="float">
            <text:p>-22944.3913483555</text:p>
          </table:table-cell>
          <table:table-cell office:value-type="float" office:value="3.130424447168" calcext:value-type="float">
            <text:p>3.130424447168</text:p>
          </table:table-cell>
          <table:table-cell office:value-type="float" office:value="0.748905370136" calcext:value-type="float">
            <text:p>0.748905370136</text:p>
          </table:table-cell>
          <table:table-cell office:value-type="float" office:value="118.834372833197" calcext:value-type="float">
            <text:p>118.834372833197</text:p>
          </table:table-cell>
          <table:table-cell office:value-type="float" office:value="63.261898645247" calcext:value-type="float">
            <text:p>63.261898645247</text:p>
          </table:table-cell>
          <table:table-cell office:value-type="float" office:value="42.977481860533" calcext:value-type="float">
            <text:p>42.977481860533</text:p>
          </table:table-cell>
          <table:table-cell office:value-type="float" office:value="3.130424447168" calcext:value-type="float">
            <text:p>3.130424447168</text:p>
          </table:table-cell>
          <table:table-cell office:value-type="float" office:value="19.468168013078" calcext:value-type="float">
            <text:p>19.468168013078</text:p>
          </table:table-cell>
          <table:table-cell office:value-type="float" office:value="4.219450969114" calcext:value-type="float">
            <text:p>4.21945096911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4832263117" calcext:value-type="float">
            <text:p>1.4832263117</text:p>
          </table:table-cell>
          <table:table-cell office:value-type="float" office:value="3.25489263886" calcext:value-type="float">
            <text:p>3.25489263886</text:p>
          </table:table-cell>
          <table:table-cell office:value-type="float" office:value="-1.771666327161" calcext:value-type="float">
            <text:p>-1.771666327161</text:p>
          </table:table-cell>
          <table:table-cell office:value-type="float" office:value="-22943.1812979181" calcext:value-type="float">
            <text:p>-22943.1812979181</text:p>
          </table:table-cell>
          <table:table-cell office:value-type="float" office:value="4.340474884499" calcext:value-type="float">
            <text:p>4.340474884499</text:p>
          </table:table-cell>
          <table:table-cell office:value-type="float" office:value="1.038391120693" calcext:value-type="float">
            <text:p>1.038391120693</text:p>
          </table:table-cell>
          <table:table-cell office:value-type="float" office:value="122.929567446681" calcext:value-type="float">
            <text:p>122.929567446681</text:p>
          </table:table-cell>
          <table:table-cell office:value-type="float" office:value="69.064242306304" calcext:value-type="float">
            <text:p>69.064242306304</text:p>
          </table:table-cell>
          <table:table-cell office:value-type="float" office:value="51.050856605718" calcext:value-type="float">
            <text:p>51.050856605718</text:p>
          </table:table-cell>
          <table:table-cell office:value-type="float" office:value="4.340474884499" calcext:value-type="float">
            <text:p>4.340474884499</text:p>
          </table:table-cell>
          <table:table-cell office:value-type="float" office:value="24.637549077055" calcext:value-type="float">
            <text:p>24.637549077055</text:p>
          </table:table-cell>
          <table:table-cell office:value-type="float" office:value="9.88866549158" calcext:value-type="float">
            <text:p>9.8886654915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488234851932" calcext:value-type="float">
            <text:p>1.488234851932</text:p>
          </table:table-cell>
          <table:table-cell office:value-type="float" office:value="3.187009848216" calcext:value-type="float">
            <text:p>3.187009848216</text:p>
          </table:table-cell>
          <table:table-cell office:value-type="float" office:value="-1.698774996284" calcext:value-type="float">
            <text:p>-1.698774996284</text:p>
          </table:table-cell>
          <table:table-cell office:value-type="float" office:value="-22940.8289014254" calcext:value-type="float">
            <text:p>-22940.8289014254</text:p>
          </table:table-cell>
          <table:table-cell office:value-type="float" office:value="6.692871377203" calcext:value-type="float">
            <text:p>6.692871377203</text:p>
          </table:table-cell>
          <table:table-cell office:value-type="float" office:value="1.601165401245" calcext:value-type="float">
            <text:p>1.601165401245</text:p>
          </table:table-cell>
          <table:table-cell office:value-type="float" office:value="130.128152974987" calcext:value-type="float">
            <text:p>130.128152974987</text:p>
          </table:table-cell>
          <table:table-cell office:value-type="float" office:value="74.549589341736" calcext:value-type="float">
            <text:p>74.549589341736</text:p>
          </table:table-cell>
          <table:table-cell office:value-type="float" office:value="58.431016307841" calcext:value-type="float">
            <text:p>58.431016307841</text:p>
          </table:table-cell>
          <table:table-cell office:value-type="float" office:value="6.692871377203" calcext:value-type="float">
            <text:p>6.692871377203</text:p>
          </table:table-cell>
          <table:table-cell office:value-type="float" office:value="28.732724124511" calcext:value-type="float">
            <text:p>28.732724124511</text:p>
          </table:table-cell>
          <table:table-cell office:value-type="float" office:value="12.332202976446" calcext:value-type="float">
            <text:p>12.33220297644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.49436554212" calcext:value-type="float">
            <text:p>1.49436554212</text:p>
          </table:table-cell>
          <table:table-cell office:value-type="float" office:value="3.119702580712" calcext:value-type="float">
            <text:p>3.119702580712</text:p>
          </table:table-cell>
          <table:table-cell office:value-type="float" office:value="-1.625337038593" calcext:value-type="float">
            <text:p>-1.625337038593</text:p>
          </table:table-cell>
          <table:table-cell office:value-type="float" office:value="-22937.8240460176" calcext:value-type="float">
            <text:p>-22937.8240460176</text:p>
          </table:table-cell>
          <table:table-cell office:value-type="float" office:value="9.697726785056" calcext:value-type="float">
            <text:p>9.697726785056</text:p>
          </table:table-cell>
          <table:table-cell office:value-type="float" office:value="2.320030331353" calcext:value-type="float">
            <text:p>2.320030331353</text:p>
          </table:table-cell>
          <table:table-cell office:value-type="float" office:value="136.794793010555" calcext:value-type="float">
            <text:p>136.794793010555</text:p>
          </table:table-cell>
          <table:table-cell office:value-type="float" office:value="80.657279299372" calcext:value-type="float">
            <text:p>80.657279299372</text:p>
          </table:table-cell>
          <table:table-cell office:value-type="float" office:value="65.969520613846" calcext:value-type="float">
            <text:p>65.969520613846</text:p>
          </table:table-cell>
          <table:table-cell office:value-type="float" office:value="9.697726785056" calcext:value-type="float">
            <text:p>9.697726785056</text:p>
          </table:table-cell>
          <table:table-cell office:value-type="float" office:value="33.621689312324" calcext:value-type="float">
            <text:p>33.621689312324</text:p>
          </table:table-cell>
          <table:table-cell office:value-type="float" office:value="16.165817277237" calcext:value-type="float">
            <text:p>16.16581727723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.499183774891" calcext:value-type="float">
            <text:p>1.499183774891</text:p>
          </table:table-cell>
          <table:table-cell office:value-type="float" office:value="3.050497451976" calcext:value-type="float">
            <text:p>3.050497451976</text:p>
          </table:table-cell>
          <table:table-cell office:value-type="float" office:value="-1.551313677086" calcext:value-type="float">
            <text:p>-1.551313677086</text:p>
          </table:table-cell>
          <table:table-cell office:value-type="float" office:value="-22935.2484917058" calcext:value-type="float">
            <text:p>-22935.2484917058</text:p>
          </table:table-cell>
          <table:table-cell office:value-type="float" office:value="12.273281096812" calcext:value-type="float">
            <text:p>12.273281096812</text:p>
          </table:table-cell>
          <table:table-cell office:value-type="float" office:value="2.936191649955" calcext:value-type="float">
            <text:p>2.936191649955</text:p>
          </table:table-cell>
          <table:table-cell office:value-type="float" office:value="137.811465813913" calcext:value-type="float">
            <text:p>137.811465813913</text:p>
          </table:table-cell>
          <table:table-cell office:value-type="float" office:value="85.82050739956" calcext:value-type="float">
            <text:p>85.82050739956</text:p>
          </table:table-cell>
          <table:table-cell office:value-type="float" office:value="73.492802303233" calcext:value-type="float">
            <text:p>73.492802303233</text:p>
          </table:table-cell>
          <table:table-cell office:value-type="float" office:value="12.273281096812" calcext:value-type="float">
            <text:p>12.273281096812</text:p>
          </table:table-cell>
          <table:table-cell office:value-type="float" office:value="37.185047375264" calcext:value-type="float">
            <text:p>37.185047375264</text:p>
          </table:table-cell>
          <table:table-cell office:value-type="float" office:value="21.147988493769" calcext:value-type="float">
            <text:p>21.1479884937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.506984740003" calcext:value-type="float">
            <text:p>1.506984740003</text:p>
          </table:table-cell>
          <table:table-cell office:value-type="float" office:value="2.98480488989" calcext:value-type="float">
            <text:p>2.98480488989</text:p>
          </table:table-cell>
          <table:table-cell office:value-type="float" office:value="-1.477820149887" calcext:value-type="float">
            <text:p>-1.477820149887</text:p>
          </table:table-cell>
          <table:table-cell office:value-type="float" office:value="-22931.280249464" calcext:value-type="float">
            <text:p>-22931.280249464</text:p>
          </table:table-cell>
          <table:table-cell office:value-type="float" office:value="16.241523338627" calcext:value-type="float">
            <text:p>16.241523338627</text:p>
          </table:table-cell>
          <table:table-cell office:value-type="float" office:value="3.885531899193" calcext:value-type="float">
            <text:p>3.885531899193</text:p>
          </table:table-cell>
          <table:table-cell office:value-type="float" office:value="148.100765488496" calcext:value-type="float">
            <text:p>148.100765488496</text:p>
          </table:table-cell>
          <table:table-cell office:value-type="float" office:value="94.326652434174" calcext:value-type="float">
            <text:p>94.326652434174</text:p>
          </table:table-cell>
          <table:table-cell office:value-type="float" office:value="83.980160026185" calcext:value-type="float">
            <text:p>83.980160026185</text:p>
          </table:table-cell>
          <table:table-cell office:value-type="float" office:value="16.241523338627" calcext:value-type="float">
            <text:p>16.241523338627</text:p>
          </table:table-cell>
          <table:table-cell office:value-type="float" office:value="42.975694073415" calcext:value-type="float">
            <text:p>42.975694073415</text:p>
          </table:table-cell>
          <table:table-cell office:value-type="float" office:value="25.044426445344" calcext:value-type="float">
            <text:p>25.04442644534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.515065426459" calcext:value-type="float">
            <text:p>1.515065426459</text:p>
          </table:table-cell>
          <table:table-cell office:value-type="float" office:value="2.919034777369" calcext:value-type="float">
            <text:p>2.919034777369</text:p>
          </table:table-cell>
          <table:table-cell office:value-type="float" office:value="-1.403969350909" calcext:value-type="float">
            <text:p>-1.403969350909</text:p>
          </table:table-cell>
          <table:table-cell office:value-type="float" office:value="-22926.4283912457" calcext:value-type="float">
            <text:p>-22926.4283912457</text:p>
          </table:table-cell>
          <table:table-cell office:value-type="float" office:value="21.093381556984" calcext:value-type="float">
            <text:p>21.093381556984</text:p>
          </table:table-cell>
          <table:table-cell office:value-type="float" office:value="5.046263530379" calcext:value-type="float">
            <text:p>5.046263530379</text:p>
          </table:table-cell>
          <table:table-cell office:value-type="float" office:value="157.179176803293" calcext:value-type="float">
            <text:p>157.179176803293</text:p>
          </table:table-cell>
          <table:table-cell office:value-type="float" office:value="102.049882827941" calcext:value-type="float">
            <text:p>102.049882827941</text:p>
          </table:table-cell>
          <table:table-cell office:value-type="float" office:value="93.467600805252" calcext:value-type="float">
            <text:p>93.467600805252</text:p>
          </table:table-cell>
          <table:table-cell office:value-type="float" office:value="21.093381556984" calcext:value-type="float">
            <text:p>21.093381556984</text:p>
          </table:table-cell>
          <table:table-cell office:value-type="float" office:value="49.472598252287" calcext:value-type="float">
            <text:p>49.472598252287</text:p>
          </table:table-cell>
          <table:table-cell office:value-type="float" office:value="30.222436589454" calcext:value-type="float">
            <text:p>30.22243658945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.523860108019" calcext:value-type="float">
            <text:p>1.523860108019</text:p>
          </table:table-cell>
          <table:table-cell office:value-type="float" office:value="2.847633546958" calcext:value-type="float">
            <text:p>2.847633546958</text:p>
          </table:table-cell>
          <table:table-cell office:value-type="float" office:value="-1.323773438939" calcext:value-type="float">
            <text:p>-1.323773438939</text:p>
          </table:table-cell>
          <table:table-cell office:value-type="float" office:value="-22924.2028137709" calcext:value-type="float">
            <text:p>-22924.2028137709</text:p>
          </table:table-cell>
          <table:table-cell office:value-type="float" office:value="23.318959031752" calcext:value-type="float">
            <text:p>23.318959031752</text:p>
          </table:table-cell>
          <table:table-cell office:value-type="float" office:value="5.578698332955" calcext:value-type="float">
            <text:p>5.578698332955</text:p>
          </table:table-cell>
          <table:table-cell office:value-type="float" office:value="164.841090137848" calcext:value-type="float">
            <text:p>164.841090137848</text:p>
          </table:table-cell>
          <table:table-cell office:value-type="float" office:value="109.567667929536" calcext:value-type="float">
            <text:p>109.567667929536</text:p>
          </table:table-cell>
          <table:table-cell office:value-type="float" office:value="102.266595432524" calcext:value-type="float">
            <text:p>102.266595432524</text:p>
          </table:table-cell>
          <table:table-cell office:value-type="float" office:value="23.318959031752" calcext:value-type="float">
            <text:p>23.318959031752</text:p>
          </table:table-cell>
          <table:table-cell office:value-type="float" office:value="47.642843457688" calcext:value-type="float">
            <text:p>47.642843457688</text:p>
          </table:table-cell>
          <table:table-cell office:value-type="float" office:value="23.792710161444" calcext:value-type="float">
            <text:p>23.79271016144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.535316696694" calcext:value-type="float">
            <text:p>1.535316696694</text:p>
          </table:table-cell>
          <table:table-cell office:value-type="float" office:value="2.785160796976" calcext:value-type="float">
            <text:p>2.785160796976</text:p>
          </table:table-cell>
          <table:table-cell office:value-type="float" office:value="-1.249844100282" calcext:value-type="float">
            <text:p>-1.249844100282</text:p>
          </table:table-cell>
          <table:table-cell office:value-type="float" office:value="-22919.0895352209" calcext:value-type="float">
            <text:p>-22919.0895352209</text:p>
          </table:table-cell>
          <table:table-cell office:value-type="float" office:value="28.432237581699" calcext:value-type="float">
            <text:p>28.432237581699</text:p>
          </table:table-cell>
          <table:table-cell office:value-type="float" office:value="6.801970713325" calcext:value-type="float">
            <text:p>6.801970713325</text:p>
          </table:table-cell>
          <table:table-cell office:value-type="float" office:value="176.629088659982" calcext:value-type="float">
            <text:p>176.629088659982</text:p>
          </table:table-cell>
          <table:table-cell office:value-type="float" office:value="119.698059225015" calcext:value-type="float">
            <text:p>119.698059225015</text:p>
          </table:table-cell>
          <table:table-cell office:value-type="float" office:value="114.21904312438" calcext:value-type="float">
            <text:p>114.21904312438</text:p>
          </table:table-cell>
          <table:table-cell office:value-type="float" office:value="28.432237581699" calcext:value-type="float">
            <text:p>28.432237581699</text:p>
          </table:table-cell>
          <table:table-cell office:value-type="float" office:value="55.551734885034" calcext:value-type="float">
            <text:p>55.551734885034</text:p>
          </table:table-cell>
          <table:table-cell office:value-type="float" office:value="28.713913304604" calcext:value-type="float">
            <text:p>28.71391330460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.546164471945" calcext:value-type="float">
            <text:p>1.546164471945</text:p>
          </table:table-cell>
          <table:table-cell office:value-type="float" office:value="2.719377905328" calcext:value-type="float">
            <text:p>2.719377905328</text:p>
          </table:table-cell>
          <table:table-cell office:value-type="float" office:value="-1.173213433383" calcext:value-type="float">
            <text:p>-1.173213433383</text:p>
          </table:table-cell>
          <table:table-cell office:value-type="float" office:value="-22913.5590666821" calcext:value-type="float">
            <text:p>-22913.5590666821</text:p>
          </table:table-cell>
          <table:table-cell office:value-type="float" office:value="33.962706120583" calcext:value-type="float">
            <text:p>33.962706120583</text:p>
          </table:table-cell>
          <table:table-cell office:value-type="float" office:value="8.125049311144" calcext:value-type="float">
            <text:p>8.125049311144</text:p>
          </table:table-cell>
          <table:table-cell office:value-type="float" office:value="184.73450580292" calcext:value-type="float">
            <text:p>184.73450580292</text:p>
          </table:table-cell>
          <table:table-cell office:value-type="float" office:value="128.311996062796" calcext:value-type="float">
            <text:p>128.311996062796</text:p>
          </table:table-cell>
          <table:table-cell office:value-type="float" office:value="122.78126307403" calcext:value-type="float">
            <text:p>122.78126307403</text:p>
          </table:table-cell>
          <table:table-cell office:value-type="float" office:value="33.962706120583" calcext:value-type="float">
            <text:p>33.962706120583</text:p>
          </table:table-cell>
          <table:table-cell office:value-type="float" office:value="61.54196445967" calcext:value-type="float">
            <text:p>61.54196445967</text:p>
          </table:table-cell>
          <table:table-cell office:value-type="float" office:value="34.812246045094" calcext:value-type="float">
            <text:p>34.81224604509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.561754979844" calcext:value-type="float">
            <text:p>1.561754979844</text:p>
          </table:table-cell>
          <table:table-cell office:value-type="float" office:value="2.659242143676" calcext:value-type="float">
            <text:p>2.659242143676</text:p>
          </table:table-cell>
          <table:table-cell office:value-type="float" office:value="-1.097487163832" calcext:value-type="float">
            <text:p>-1.097487163832</text:p>
          </table:table-cell>
          <table:table-cell office:value-type="float" office:value="-22906.6902035648" calcext:value-type="float">
            <text:p>-22906.6902035648</text:p>
          </table:table-cell>
          <table:table-cell office:value-type="float" office:value="40.831569237853" calcext:value-type="float">
            <text:p>40.831569237853</text:p>
          </table:table-cell>
          <table:table-cell office:value-type="float" office:value="9.768317999486" calcext:value-type="float">
            <text:p>9.768317999486</text:p>
          </table:table-cell>
          <table:table-cell office:value-type="float" office:value="198.266170736733" calcext:value-type="float">
            <text:p>198.266170736733</text:p>
          </table:table-cell>
          <table:table-cell office:value-type="float" office:value="140.914727377094" calcext:value-type="float">
            <text:p>140.914727377094</text:p>
          </table:table-cell>
          <table:table-cell office:value-type="float" office:value="136.42432764667" calcext:value-type="float">
            <text:p>136.42432764667</text:p>
          </table:table-cell>
          <table:table-cell office:value-type="float" office:value="40.831569237853" calcext:value-type="float">
            <text:p>40.831569237853</text:p>
          </table:table-cell>
          <table:table-cell office:value-type="float" office:value="71.10510844861" calcext:value-type="float">
            <text:p>71.10510844861</text:p>
          </table:table-cell>
          <table:table-cell office:value-type="float" office:value="41.762542501296" calcext:value-type="float">
            <text:p>41.76254250129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.580065226905" calcext:value-type="float">
            <text:p>1.580065226905</text:p>
          </table:table-cell>
          <table:table-cell office:value-type="float" office:value="2.594693029568" calcext:value-type="float">
            <text:p>2.594693029568</text:p>
          </table:table-cell>
          <table:table-cell office:value-type="float" office:value="-1.014627802663" calcext:value-type="float">
            <text:p>-1.014627802663</text:p>
          </table:table-cell>
          <table:table-cell office:value-type="float" office:value="-22900.8878919106" calcext:value-type="float">
            <text:p>-22900.8878919106</text:p>
          </table:table-cell>
          <table:table-cell office:value-type="float" office:value="46.633880892063" calcext:value-type="float">
            <text:p>46.633880892063</text:p>
          </table:table-cell>
          <table:table-cell office:value-type="float" office:value="11.156430835422" calcext:value-type="float">
            <text:p>11.156430835422</text:p>
          </table:table-cell>
          <table:table-cell office:value-type="float" office:value="212.235976668537" calcext:value-type="float">
            <text:p>212.235976668537</text:p>
          </table:table-cell>
          <table:table-cell office:value-type="float" office:value="151.511162469076" calcext:value-type="float">
            <text:p>151.511162469076</text:p>
          </table:table-cell>
          <table:table-cell office:value-type="float" office:value="147.981335110711" calcext:value-type="float">
            <text:p>147.981335110711</text:p>
          </table:table-cell>
          <table:table-cell office:value-type="float" office:value="46.633880892063" calcext:value-type="float">
            <text:p>46.633880892063</text:p>
          </table:table-cell>
          <table:table-cell office:value-type="float" office:value="81.168501018059" calcext:value-type="float">
            <text:p>81.168501018059</text:p>
          </table:table-cell>
          <table:table-cell office:value-type="float" office:value="45.530736341778" calcext:value-type="float">
            <text:p>45.53073634177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.603785678048" calcext:value-type="float">
            <text:p>1.603785678048</text:p>
          </table:table-cell>
          <table:table-cell office:value-type="float" office:value="2.538137818168" calcext:value-type="float">
            <text:p>2.538137818168</text:p>
          </table:table-cell>
          <table:table-cell office:value-type="float" office:value="-0.93435214012" calcext:value-type="float">
            <text:p>-0.93435214012</text:p>
          </table:table-cell>
          <table:table-cell office:value-type="float" office:value="-22892.659797782" calcext:value-type="float">
            <text:p>-22892.659797782</text:p>
          </table:table-cell>
          <table:table-cell office:value-type="float" office:value="54.861975020682" calcext:value-type="float">
            <text:p>54.861975020682</text:p>
          </table:table-cell>
          <table:table-cell office:value-type="float" office:value="13.124874406862" calcext:value-type="float">
            <text:p>13.124874406862</text:p>
          </table:table-cell>
          <table:table-cell office:value-type="float" office:value="224.655920237255" calcext:value-type="float">
            <text:p>224.655920237255</text:p>
          </table:table-cell>
          <table:table-cell office:value-type="float" office:value="164.303693332444" calcext:value-type="float">
            <text:p>164.303693332444</text:p>
          </table:table-cell>
          <table:table-cell office:value-type="float" office:value="159.624180382147" calcext:value-type="float">
            <text:p>159.624180382147</text:p>
          </table:table-cell>
          <table:table-cell office:value-type="float" office:value="54.861975020682" calcext:value-type="float">
            <text:p>54.861975020682</text:p>
          </table:table-cell>
          <table:table-cell office:value-type="float" office:value="91.001310823678" calcext:value-type="float">
            <text:p>91.001310823678</text:p>
          </table:table-cell>
          <table:table-cell office:value-type="float" office:value="53.824870402437" calcext:value-type="float">
            <text:p>53.82487040243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.63434247727" calcext:value-type="float">
            <text:p>1.63434247727</text:p>
          </table:table-cell>
          <table:table-cell office:value-type="float" office:value="2.481725973446" calcext:value-type="float">
            <text:p>2.481725973446</text:p>
          </table:table-cell>
          <table:table-cell office:value-type="float" office:value="-0.847383496175" calcext:value-type="float">
            <text:p>-0.847383496175</text:p>
          </table:table-cell>
          <table:table-cell office:value-type="float" office:value="-22883.366773405" calcext:value-type="float">
            <text:p>-22883.366773405</text:p>
          </table:table-cell>
          <table:table-cell office:value-type="float" office:value="64.154999397604" calcext:value-type="float">
            <text:p>64.154999397604</text:p>
          </table:table-cell>
          <table:table-cell office:value-type="float" office:value="15.348085980288" calcext:value-type="float">
            <text:p>15.348085980288</text:p>
          </table:table-cell>
          <table:table-cell office:value-type="float" office:value="238.304701588473" calcext:value-type="float">
            <text:p>238.304701588473</text:p>
          </table:table-cell>
          <table:table-cell office:value-type="float" office:value="177.528851466283" calcext:value-type="float">
            <text:p>177.528851466283</text:p>
          </table:table-cell>
          <table:table-cell office:value-type="float" office:value="169.449640424271" calcext:value-type="float">
            <text:p>169.449640424271</text:p>
          </table:table-cell>
          <table:table-cell office:value-type="float" office:value="64.154999397604" calcext:value-type="float">
            <text:p>64.154999397604</text:p>
          </table:table-cell>
          <table:table-cell office:value-type="float" office:value="102.267898031638" calcext:value-type="float">
            <text:p>102.267898031638</text:p>
          </table:table-cell>
          <table:table-cell office:value-type="float" office:value="64.076270692745" calcext:value-type="float">
            <text:p>64.07627069274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.669159547552" calcext:value-type="float">
            <text:p>1.669159547552</text:p>
          </table:table-cell>
          <table:table-cell office:value-type="float" office:value="2.427733844882" calcext:value-type="float">
            <text:p>2.427733844882</text:p>
          </table:table-cell>
          <table:table-cell office:value-type="float" office:value="-0.758574297331" calcext:value-type="float">
            <text:p>-0.758574297331</text:p>
          </table:table-cell>
          <table:table-cell office:value-type="float" office:value="-22873.1423407785" calcext:value-type="float">
            <text:p>-22873.1423407785</text:p>
          </table:table-cell>
          <table:table-cell office:value-type="float" office:value="74.379432024125" calcext:value-type="float">
            <text:p>74.379432024125</text:p>
          </table:table-cell>
          <table:table-cell office:value-type="float" office:value="17.79412249381" calcext:value-type="float">
            <text:p>17.79412249381</text:p>
          </table:table-cell>
          <table:table-cell office:value-type="float" office:value="248.543590889578" calcext:value-type="float">
            <text:p>248.543590889578</text:p>
          </table:table-cell>
          <table:table-cell office:value-type="float" office:value="190.982782137857" calcext:value-type="float">
            <text:p>190.982782137857</text:p>
          </table:table-cell>
          <table:table-cell office:value-type="float" office:value="178.688064528178" calcext:value-type="float">
            <text:p>178.688064528178</text:p>
          </table:table-cell>
          <table:table-cell office:value-type="float" office:value="74.379432024125" calcext:value-type="float">
            <text:p>74.379432024125</text:p>
          </table:table-cell>
          <table:table-cell office:value-type="float" office:value="111.32881475622" calcext:value-type="float">
            <text:p>111.32881475622</text:p>
          </table:table-cell>
          <table:table-cell office:value-type="float" office:value="74.746496678232" calcext:value-type="float">
            <text:p>74.74649667823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.718900378212" calcext:value-type="float">
            <text:p>1.718900378212</text:p>
          </table:table-cell>
          <table:table-cell office:value-type="float" office:value="2.374112090663" calcext:value-type="float">
            <text:p>2.374112090663</text:p>
          </table:table-cell>
          <table:table-cell office:value-type="float" office:value="-0.655211712451" calcext:value-type="float">
            <text:p>-0.655211712451</text:p>
          </table:table-cell>
          <table:table-cell office:value-type="float" office:value="-22862.8606909014" calcext:value-type="float">
            <text:p>-22862.8606909014</text:p>
          </table:table-cell>
          <table:table-cell office:value-type="float" office:value="84.661081901268" calcext:value-type="float">
            <text:p>84.661081901268</text:p>
          </table:table-cell>
          <table:table-cell office:value-type="float" office:value="20.253847344801" calcext:value-type="float">
            <text:p>20.253847344801</text:p>
          </table:table-cell>
          <table:table-cell office:value-type="float" office:value="254.393100855541" calcext:value-type="float">
            <text:p>254.393100855541</text:p>
          </table:table-cell>
          <table:table-cell office:value-type="float" office:value="198.714423975096" calcext:value-type="float">
            <text:p>198.714423975096</text:p>
          </table:table-cell>
          <table:table-cell office:value-type="float" office:value="178.768524615673" calcext:value-type="float">
            <text:p>178.768524615673</text:p>
          </table:table-cell>
          <table:table-cell office:value-type="float" office:value="84.661081901268" calcext:value-type="float">
            <text:p>84.661081901268</text:p>
          </table:table-cell>
          <table:table-cell office:value-type="float" office:value="118.357038536444" calcext:value-type="float">
            <text:p>118.357038536444</text:p>
          </table:table-cell>
          <table:table-cell office:value-type="float" office:value="85.062449498702" calcext:value-type="float">
            <text:p>85.06244949870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.776096087917" calcext:value-type="float">
            <text:p>1.776096087917</text:p>
          </table:table-cell>
          <table:table-cell office:value-type="float" office:value="2.324038591702" calcext:value-type="float">
            <text:p>2.324038591702</text:p>
          </table:table-cell>
          <table:table-cell office:value-type="float" office:value="-0.547942503785" calcext:value-type="float">
            <text:p>-0.547942503785</text:p>
          </table:table-cell>
          <table:table-cell office:value-type="float" office:value="-22852.8057732579" calcext:value-type="float">
            <text:p>-22852.8057732579</text:p>
          </table:table-cell>
          <table:table-cell office:value-type="float" office:value="94.715999544715" calcext:value-type="float">
            <text:p>94.715999544715</text:p>
          </table:table-cell>
          <table:table-cell office:value-type="float" office:value="22.659330034621" calcext:value-type="float">
            <text:p>22.659330034621</text:p>
          </table:table-cell>
          <table:table-cell office:value-type="float" office:value="255.160332267773" calcext:value-type="float">
            <text:p>255.160332267773</text:p>
          </table:table-cell>
          <table:table-cell office:value-type="float" office:value="205.835430465802" calcext:value-type="float">
            <text:p>205.835430465802</text:p>
          </table:table-cell>
          <table:table-cell office:value-type="float" office:value="180.287966322321" calcext:value-type="float">
            <text:p>180.287966322321</text:p>
          </table:table-cell>
          <table:table-cell office:value-type="float" office:value="94.715999544715" calcext:value-type="float">
            <text:p>94.715999544715</text:p>
          </table:table-cell>
          <table:table-cell office:value-type="float" office:value="121.34618348915" calcext:value-type="float">
            <text:p>121.34618348915</text:p>
          </table:table-cell>
          <table:table-cell office:value-type="float" office:value="95.003995454186" calcext:value-type="float">
            <text:p>95.00399545418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.85769648159" calcext:value-type="float">
            <text:p>1.85769648159</text:p>
          </table:table-cell>
          <table:table-cell office:value-type="float" office:value="2.278240609082" calcext:value-type="float">
            <text:p>2.278240609082</text:p>
          </table:table-cell>
          <table:table-cell office:value-type="float" office:value="-0.420544127492" calcext:value-type="float">
            <text:p>-0.420544127492</text:p>
          </table:table-cell>
          <table:table-cell office:value-type="float" office:value="-22844.8191188289" calcext:value-type="float">
            <text:p>-22844.8191188289</text:p>
          </table:table-cell>
          <table:table-cell office:value-type="float" office:value="102.702653973753" calcext:value-type="float">
            <text:p>102.702653973753</text:p>
          </table:table-cell>
          <table:table-cell office:value-type="float" office:value="24.570012912381" calcext:value-type="float">
            <text:p>24.570012912381</text:p>
          </table:table-cell>
          <table:table-cell office:value-type="float" office:value="246.170422217168" calcext:value-type="float">
            <text:p>246.170422217168</text:p>
          </table:table-cell>
          <table:table-cell office:value-type="float" office:value="202.254521324903" calcext:value-type="float">
            <text:p>202.254521324903</text:p>
          </table:table-cell>
          <table:table-cell office:value-type="float" office:value="172.236619681586" calcext:value-type="float">
            <text:p>172.236619681586</text:p>
          </table:table-cell>
          <table:table-cell office:value-type="float" office:value="102.702653973753" calcext:value-type="float">
            <text:p>102.702653973753</text:p>
          </table:table-cell>
          <table:table-cell office:value-type="float" office:value="116.110813466392" calcext:value-type="float">
            <text:p>116.110813466392</text:p>
          </table:table-cell>
          <table:table-cell office:value-type="float" office:value="101.541898907453" calcext:value-type="float">
            <text:p>101.54189890745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.939306844889" calcext:value-type="float">
            <text:p>1.939306844889</text:p>
          </table:table-cell>
          <table:table-cell office:value-type="float" office:value="2.233808079673" calcext:value-type="float">
            <text:p>2.233808079673</text:p>
          </table:table-cell>
          <table:table-cell office:value-type="float" office:value="-0.294501234784" calcext:value-type="float">
            <text:p>-0.294501234784</text:p>
          </table:table-cell>
          <table:table-cell office:value-type="float" office:value="-22839.0973166873" calcext:value-type="float">
            <text:p>-22839.0973166873</text:p>
          </table:table-cell>
          <table:table-cell office:value-type="float" office:value="108.424456115368" calcext:value-type="float">
            <text:p>108.424456115368</text:p>
          </table:table-cell>
          <table:table-cell office:value-type="float" office:value="25.93886509937" calcext:value-type="float">
            <text:p>25.93886509937</text:p>
          </table:table-cell>
          <table:table-cell office:value-type="float" office:value="233.359786488349" calcext:value-type="float">
            <text:p>233.359786488349</text:p>
          </table:table-cell>
          <table:table-cell office:value-type="float" office:value="195.701831333266" calcext:value-type="float">
            <text:p>195.701831333266</text:p>
          </table:table-cell>
          <table:table-cell office:value-type="float" office:value="167.374777706329" calcext:value-type="float">
            <text:p>167.374777706329</text:p>
          </table:table-cell>
          <table:table-cell office:value-type="float" office:value="108.424456115368" calcext:value-type="float">
            <text:p>108.424456115368</text:p>
          </table:table-cell>
          <table:table-cell office:value-type="float" office:value="107.056235553457" calcext:value-type="float">
            <text:p>107.056235553457</text:p>
          </table:table-cell>
          <table:table-cell office:value-type="float" office:value="107.346918966545" calcext:value-type="float">
            <text:p>107.34691896654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.021254651032" calcext:value-type="float">
            <text:p>2.021254651032</text:p>
          </table:table-cell>
          <table:table-cell office:value-type="float" office:value="2.18807074553" calcext:value-type="float">
            <text:p>2.18807074553</text:p>
          </table:table-cell>
          <table:table-cell office:value-type="float" office:value="-0.166816094498" calcext:value-type="float">
            <text:p>-0.166816094498</text:p>
          </table:table-cell>
          <table:table-cell office:value-type="float" office:value="-22836.4090657029" calcext:value-type="float">
            <text:p>-22836.4090657029</text:p>
          </table:table-cell>
          <table:table-cell office:value-type="float" office:value="111.112707099706" calcext:value-type="float">
            <text:p>111.112707099706</text:p>
          </table:table-cell>
          <table:table-cell office:value-type="float" office:value="26.581987344427" calcext:value-type="float">
            <text:p>26.581987344427</text:p>
          </table:table-cell>
          <table:table-cell office:value-type="float" office:value="214.676671973059" calcext:value-type="float">
            <text:p>214.676671973059</text:p>
          </table:table-cell>
          <table:table-cell office:value-type="float" office:value="182.013376005267" calcext:value-type="float">
            <text:p>182.013376005267</text:p>
          </table:table-cell>
          <table:table-cell office:value-type="float" office:value="157.793141497419" calcext:value-type="float">
            <text:p>157.793141497419</text:p>
          </table:table-cell>
          <table:table-cell office:value-type="float" office:value="111.112707099706" calcext:value-type="float">
            <text:p>111.112707099706</text:p>
          </table:table-cell>
          <table:table-cell office:value-type="float" office:value="96.04288990426" calcext:value-type="float">
            <text:p>96.04288990426</text:p>
          </table:table-cell>
          <table:table-cell office:value-type="float" office:value="109.022040860258" calcext:value-type="float">
            <text:p>109.02204086025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.107637880488" calcext:value-type="float">
            <text:p>2.107637880488</text:p>
          </table:table-cell>
          <table:table-cell office:value-type="float" office:value="2.145805790695" calcext:value-type="float">
            <text:p>2.145805790695</text:p>
          </table:table-cell>
          <table:table-cell office:value-type="float" office:value="-0.038167910207" calcext:value-type="float">
            <text:p>-0.038167910207</text:p>
          </table:table-cell>
          <table:table-cell office:value-type="float" office:value="-22836.8673729171" calcext:value-type="float">
            <text:p>-22836.8673729171</text:p>
          </table:table-cell>
          <table:table-cell office:value-type="float" office:value="110.654399885523" calcext:value-type="float">
            <text:p>110.654399885523</text:p>
          </table:table-cell>
          <table:table-cell office:value-type="float" office:value="26.472344470221" calcext:value-type="float">
            <text:p>26.472344470221</text:p>
          </table:table-cell>
          <table:table-cell office:value-type="float" office:value="194.702028108175" calcext:value-type="float">
            <text:p>194.702028108175</text:p>
          </table:table-cell>
          <table:table-cell office:value-type="float" office:value="165.067929848701" calcext:value-type="float">
            <text:p>165.067929848701</text:p>
          </table:table-cell>
          <table:table-cell office:value-type="float" office:value="146.490097351354" calcext:value-type="float">
            <text:p>146.490097351354</text:p>
          </table:table-cell>
          <table:table-cell office:value-type="float" office:value="110.654399885523" calcext:value-type="float">
            <text:p>110.654399885523</text:p>
          </table:table-cell>
          <table:table-cell office:value-type="float" office:value="83.34569366779" calcext:value-type="float">
            <text:p>83.34569366779</text:p>
          </table:table-cell>
          <table:table-cell office:value-type="float" office:value="107.486160377179" calcext:value-type="float">
            <text:p>107.48616037717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.176559549746" calcext:value-type="float">
            <text:p>2.176559549746</text:p>
          </table:table-cell>
          <table:table-cell office:value-type="float" office:value="2.100832922793" calcext:value-type="float">
            <text:p>2.100832922793</text:p>
          </table:table-cell>
          <table:table-cell office:value-type="float" office:value="0.075726626954" calcext:value-type="float">
            <text:p>0.075726626954</text:p>
          </table:table-cell>
          <table:table-cell office:value-type="float" office:value="-22838.7961152684" calcext:value-type="float">
            <text:p>-22838.7961152684</text:p>
          </table:table-cell>
          <table:table-cell office:value-type="float" office:value="108.72565753428" calcext:value-type="float">
            <text:p>108.72565753428</text:p>
          </table:table-cell>
          <table:table-cell office:value-type="float" office:value="26.010922855091" calcext:value-type="float">
            <text:p>26.010922855091</text:p>
          </table:table-cell>
          <table:table-cell office:value-type="float" office:value="181.258304937128" calcext:value-type="float">
            <text:p>181.258304937128</text:p>
          </table:table-cell>
          <table:table-cell office:value-type="float" office:value="152.194662333688" calcext:value-type="float">
            <text:p>152.194662333688</text:p>
          </table:table-cell>
          <table:table-cell office:value-type="float" office:value="136.297380517077" calcext:value-type="float">
            <text:p>136.297380517077</text:p>
          </table:table-cell>
          <table:table-cell office:value-type="float" office:value="108.72565753428" calcext:value-type="float">
            <text:p>108.72565753428</text:p>
          </table:table-cell>
          <table:table-cell office:value-type="float" office:value="74.594221841075" calcext:value-type="float">
            <text:p>74.594221841075</text:p>
          </table:table-cell>
          <table:table-cell office:value-type="float" office:value="104.68741895222" calcext:value-type="float">
            <text:p>104.6874189522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.257029141677" calcext:value-type="float">
            <text:p>2.257029141677</text:p>
          </table:table-cell>
          <table:table-cell office:value-type="float" office:value="2.061207496201" calcext:value-type="float">
            <text:p>2.061207496201</text:p>
          </table:table-cell>
          <table:table-cell office:value-type="float" office:value="0.195821645476" calcext:value-type="float">
            <text:p>0.195821645476</text:p>
          </table:table-cell>
          <table:table-cell office:value-type="float" office:value="-22841.7200407938" calcext:value-type="float">
            <text:p>-22841.7200407938</text:p>
          </table:table-cell>
          <table:table-cell office:value-type="float" office:value="105.801732008858" calcext:value-type="float">
            <text:p>105.801732008858</text:p>
          </table:table-cell>
          <table:table-cell office:value-type="float" office:value="25.311419140875" calcext:value-type="float">
            <text:p>25.311419140875</text:p>
          </table:table-cell>
          <table:table-cell office:value-type="float" office:value="165.261631551661" calcext:value-type="float">
            <text:p>165.261631551661</text:p>
          </table:table-cell>
          <table:table-cell office:value-type="float" office:value="136.757941796499" calcext:value-type="float">
            <text:p>136.757941796499</text:p>
          </table:table-cell>
          <table:table-cell office:value-type="float" office:value="123.483737296548" calcext:value-type="float">
            <text:p>123.483737296548</text:p>
          </table:table-cell>
          <table:table-cell office:value-type="float" office:value="105.801732008858" calcext:value-type="float">
            <text:p>105.801732008858</text:p>
          </table:table-cell>
          <table:table-cell office:value-type="float" office:value="66.100484087201" calcext:value-type="float">
            <text:p>66.100484087201</text:p>
          </table:table-cell>
          <table:table-cell office:value-type="float" office:value="99.943008037953" calcext:value-type="float">
            <text:p>99.94300803795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.330411571203" calcext:value-type="float">
            <text:p>2.330411571203</text:p>
          </table:table-cell>
          <table:table-cell office:value-type="float" office:value="2.020091925468" calcext:value-type="float">
            <text:p>2.020091925468</text:p>
          </table:table-cell>
          <table:table-cell office:value-type="float" office:value="0.310319645735" calcext:value-type="float">
            <text:p>0.310319645735</text:p>
          </table:table-cell>
          <table:table-cell office:value-type="float" office:value="-22845.8833062176" calcext:value-type="float">
            <text:p>-22845.8833062176</text:p>
          </table:table-cell>
          <table:table-cell office:value-type="float" office:value="101.638466585013" calcext:value-type="float">
            <text:p>101.638466585013</text:p>
          </table:table-cell>
          <table:table-cell office:value-type="float" office:value="24.315422627993" calcext:value-type="float">
            <text:p>24.315422627993</text:p>
          </table:table-cell>
          <table:table-cell office:value-type="float" office:value="150.366215409416" calcext:value-type="float">
            <text:p>150.366215409416</text:p>
          </table:table-cell>
          <table:table-cell office:value-type="float" office:value="123.200732903097" calcext:value-type="float">
            <text:p>123.200732903097</text:p>
          </table:table-cell>
          <table:table-cell office:value-type="float" office:value="111.796192791837" calcext:value-type="float">
            <text:p>111.796192791837</text:p>
          </table:table-cell>
          <table:table-cell office:value-type="float" office:value="101.638466585013" calcext:value-type="float">
            <text:p>101.638466585013</text:p>
          </table:table-cell>
          <table:table-cell office:value-type="float" office:value="58.612440095625" calcext:value-type="float">
            <text:p>58.612440095625</text:p>
          </table:table-cell>
          <table:table-cell office:value-type="float" office:value="93.564642633937" calcext:value-type="float">
            <text:p>93.56464263393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.408784103299" calcext:value-type="float">
            <text:p>2.408784103299</text:p>
          </table:table-cell>
          <table:table-cell office:value-type="float" office:value="1.984269871619" calcext:value-type="float">
            <text:p>1.984269871619</text:p>
          </table:table-cell>
          <table:table-cell office:value-type="float" office:value="0.42451423168" calcext:value-type="float">
            <text:p>0.42451423168</text:p>
          </table:table-cell>
          <table:table-cell office:value-type="float" office:value="-22849.2925353625" calcext:value-type="float">
            <text:p>-22849.2925353625</text:p>
          </table:table-cell>
          <table:table-cell office:value-type="float" office:value="98.229237440162" calcext:value-type="float">
            <text:p>98.229237440162</text:p>
          </table:table-cell>
          <table:table-cell office:value-type="float" office:value="23.499817569417" calcext:value-type="float">
            <text:p>23.499817569417</text:p>
          </table:table-cell>
          <table:table-cell office:value-type="float" office:value="140.475316501575" calcext:value-type="float">
            <text:p>140.475316501575</text:p>
          </table:table-cell>
          <table:table-cell office:value-type="float" office:value="113.257868292745" calcext:value-type="float">
            <text:p>113.257868292745</text:p>
          </table:table-cell>
          <table:table-cell office:value-type="float" office:value="101.198397188029" calcext:value-type="float">
            <text:p>101.198397188029</text:p>
          </table:table-cell>
          <table:table-cell office:value-type="float" office:value="98.229237440162" calcext:value-type="float">
            <text:p>98.229237440162</text:p>
          </table:table-cell>
          <table:table-cell office:value-type="float" office:value="54.350110263589" calcext:value-type="float">
            <text:p>54.350110263589</text:p>
          </table:table-cell>
          <table:table-cell office:value-type="float" office:value="88.65809869266" calcext:value-type="float">
            <text:p>88.658098692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.503648653718" calcext:value-type="float">
            <text:p>2.503648653718</text:p>
          </table:table-cell>
          <table:table-cell office:value-type="float" office:value="1.955973836925" calcext:value-type="float">
            <text:p>1.955973836925</text:p>
          </table:table-cell>
          <table:table-cell office:value-type="float" office:value="0.547674816793" calcext:value-type="float">
            <text:p>0.547674816793</text:p>
          </table:table-cell>
          <table:table-cell office:value-type="float" office:value="-22852.308573384" calcext:value-type="float">
            <text:p>-22852.308573384</text:p>
          </table:table-cell>
          <table:table-cell office:value-type="float" office:value="95.213199418649" calcext:value-type="float">
            <text:p>95.213199418649</text:p>
          </table:table-cell>
          <table:table-cell office:value-type="float" office:value="22.778277372883" calcext:value-type="float">
            <text:p>22.778277372883</text:p>
          </table:table-cell>
          <table:table-cell office:value-type="float" office:value="131.76791194667" calcext:value-type="float">
            <text:p>131.76791194667</text:p>
          </table:table-cell>
          <table:table-cell office:value-type="float" office:value="104.353024776607" calcext:value-type="float">
            <text:p>104.353024776607</text:p>
          </table:table-cell>
          <table:table-cell office:value-type="float" office:value="90.046691334126" calcext:value-type="float">
            <text:p>90.046691334126</text:p>
          </table:table-cell>
          <table:table-cell office:value-type="float" office:value="95.213199418649" calcext:value-type="float">
            <text:p>95.213199418649</text:p>
          </table:table-cell>
          <table:table-cell office:value-type="float" office:value="50.177377709562" calcext:value-type="float">
            <text:p>50.177377709562</text:p>
          </table:table-cell>
          <table:table-cell office:value-type="float" office:value="83.876370703041" calcext:value-type="float">
            <text:p>83.87637070304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.615006524095" calcext:value-type="float">
            <text:p>2.615006524095</text:p>
          </table:table-cell>
          <table:table-cell office:value-type="float" office:value="1.93451448025" calcext:value-type="float">
            <text:p>1.93451448025</text:p>
          </table:table-cell>
          <table:table-cell office:value-type="float" office:value="0.680492043845" calcext:value-type="float">
            <text:p>0.680492043845</text:p>
          </table:table-cell>
          <table:table-cell office:value-type="float" office:value="-22854.9790848986" calcext:value-type="float">
            <text:p>-22854.9790848986</text:p>
          </table:table-cell>
          <table:table-cell office:value-type="float" office:value="92.542687904093" calcext:value-type="float">
            <text:p>92.542687904093</text:p>
          </table:table-cell>
          <table:table-cell office:value-type="float" office:value="22.139399020118" calcext:value-type="float">
            <text:p>22.139399020118</text:p>
          </table:table-cell>
          <table:table-cell office:value-type="float" office:value="125.677368698824" calcext:value-type="float">
            <text:p>125.677368698824</text:p>
          </table:table-cell>
          <table:table-cell office:value-type="float" office:value="97.609106616015" calcext:value-type="float">
            <text:p>97.609106616015</text:p>
          </table:table-cell>
          <table:table-cell office:value-type="float" office:value="79.669802111643" calcext:value-type="float">
            <text:p>79.669802111643</text:p>
          </table:table-cell>
          <table:table-cell office:value-type="float" office:value="92.542687904093" calcext:value-type="float">
            <text:p>92.542687904093</text:p>
          </table:table-cell>
          <table:table-cell office:value-type="float" office:value="46.510916917803" calcext:value-type="float">
            <text:p>46.510916917803</text:p>
          </table:table-cell>
          <table:table-cell office:value-type="float" office:value="79.796258916344" calcext:value-type="float">
            <text:p>79.79625891634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.76002692704" calcext:value-type="float">
            <text:p>2.76002692704</text:p>
          </table:table-cell>
          <table:table-cell office:value-type="float" office:value="1.926781488273" calcext:value-type="float">
            <text:p>1.926781488273</text:p>
          </table:table-cell>
          <table:table-cell office:value-type="float" office:value="0.833245438767" calcext:value-type="float">
            <text:p>0.833245438767</text:p>
          </table:table-cell>
          <table:table-cell office:value-type="float" office:value="-22859.9439409839" calcext:value-type="float">
            <text:p>-22859.9439409839</text:p>
          </table:table-cell>
          <table:table-cell office:value-type="float" office:value="87.577831818784" calcext:value-type="float">
            <text:p>87.577831818784</text:p>
          </table:table-cell>
          <table:table-cell office:value-type="float" office:value="20.951634406408" calcext:value-type="float">
            <text:p>20.951634406408</text:p>
          </table:table-cell>
          <table:table-cell office:value-type="float" office:value="120.338820094363" calcext:value-type="float">
            <text:p>120.338820094363</text:p>
          </table:table-cell>
          <table:table-cell office:value-type="float" office:value="91.275544001695" calcext:value-type="float">
            <text:p>91.275544001695</text:p>
          </table:table-cell>
          <table:table-cell office:value-type="float" office:value="71.526943211982" calcext:value-type="float">
            <text:p>71.526943211982</text:p>
          </table:table-cell>
          <table:table-cell office:value-type="float" office:value="87.577831818784" calcext:value-type="float">
            <text:p>87.577831818784</text:p>
          </table:table-cell>
          <table:table-cell office:value-type="float" office:value="39.842674853066" calcext:value-type="float">
            <text:p>39.842674853066</text:p>
          </table:table-cell>
          <table:table-cell office:value-type="float" office:value="67.504182854354" calcext:value-type="float">
            <text:p>67.50418285435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.87250864529" calcext:value-type="float">
            <text:p>2.87250864529</text:p>
          </table:table-cell>
          <table:table-cell office:value-type="float" office:value="1.906621288882" calcext:value-type="float">
            <text:p>1.906621288882</text:p>
          </table:table-cell>
          <table:table-cell office:value-type="float" office:value="0.965887356408" calcext:value-type="float">
            <text:p>0.965887356408</text:p>
          </table:table-cell>
          <table:table-cell office:value-type="float" office:value="-22862.4647689032" calcext:value-type="float">
            <text:p>-22862.4647689032</text:p>
          </table:table-cell>
          <table:table-cell office:value-type="float" office:value="85.057003899474" calcext:value-type="float">
            <text:p>85.057003899474</text:p>
          </table:table-cell>
          <table:table-cell office:value-type="float" office:value="20.34856552619" calcext:value-type="float">
            <text:p>20.34856552619</text:p>
          </table:table-cell>
          <table:table-cell office:value-type="float" office:value="114.864436118376" calcext:value-type="float">
            <text:p>114.864436118376</text:p>
          </table:table-cell>
          <table:table-cell office:value-type="float" office:value="86.32065676128" calcext:value-type="float">
            <text:p>86.32065676128</text:p>
          </table:table-cell>
          <table:table-cell office:value-type="float" office:value="63.715132999474" calcext:value-type="float">
            <text:p>63.715132999474</text:p>
          </table:table-cell>
          <table:table-cell office:value-type="float" office:value="85.057003899474" calcext:value-type="float">
            <text:p>85.057003899474</text:p>
          </table:table-cell>
          <table:table-cell office:value-type="float" office:value="38.003846256797" calcext:value-type="float">
            <text:p>38.003846256797</text:p>
          </table:table-cell>
          <table:table-cell office:value-type="float" office:value="63.446775370699" calcext:value-type="float">
            <text:p>63.44677537069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3.000231958281" calcext:value-type="float">
            <text:p>3.000231958281</text:p>
          </table:table-cell>
          <table:table-cell office:value-type="float" office:value="1.892973775584" calcext:value-type="float">
            <text:p>1.892973775584</text:p>
          </table:table-cell>
          <table:table-cell office:value-type="float" office:value="1.107258182697" calcext:value-type="float">
            <text:p>1.107258182697</text:p>
          </table:table-cell>
          <table:table-cell office:value-type="float" office:value="-22864.6206890145" calcext:value-type="float">
            <text:p>-22864.6206890145</text:p>
          </table:table-cell>
          <table:table-cell office:value-type="float" office:value="82.901083788118" calcext:value-type="float">
            <text:p>82.901083788118</text:p>
          </table:table-cell>
          <table:table-cell office:value-type="float" office:value="19.832795164621" calcext:value-type="float">
            <text:p>19.832795164621</text:p>
          </table:table-cell>
          <table:table-cell office:value-type="float" office:value="110.213098197077" calcext:value-type="float">
            <text:p>110.213098197077</text:p>
          </table:table-cell>
          <table:table-cell office:value-type="float" office:value="81.368025391163" calcext:value-type="float">
            <text:p>81.368025391163</text:p>
          </table:table-cell>
          <table:table-cell office:value-type="float" office:value="55.073341975705" calcext:value-type="float">
            <text:p>55.073341975705</text:p>
          </table:table-cell>
          <table:table-cell office:value-type="float" office:value="82.901083788118" calcext:value-type="float">
            <text:p>82.901083788118</text:p>
          </table:table-cell>
          <table:table-cell office:value-type="float" office:value="37.17303914854" calcext:value-type="float">
            <text:p>37.17303914854</text:p>
          </table:table-cell>
          <table:table-cell office:value-type="float" office:value="60.740252398064" calcext:value-type="float">
            <text:p>60.740252398064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3.131220577081" calcext:value-type="float">
            <text:p>3.131220577081</text:p>
          </table:table-cell>
          <table:table-cell office:value-type="float" office:value="1.881508860987" calcext:value-type="float">
            <text:p>1.881508860987</text:p>
          </table:table-cell>
          <table:table-cell office:value-type="float" office:value="1.249711716094" calcext:value-type="float">
            <text:p>1.249711716094</text:p>
          </table:table-cell>
          <table:table-cell office:value-type="float" office:value="-22866.4787582446" calcext:value-type="float">
            <text:p>-22866.4787582446</text:p>
          </table:table-cell>
          <table:table-cell office:value-type="float" office:value="81.04301455809" calcext:value-type="float">
            <text:p>81.04301455809</text:p>
          </table:table-cell>
          <table:table-cell office:value-type="float" office:value="19.388280994758" calcext:value-type="float">
            <text:p>19.388280994758</text:p>
          </table:table-cell>
          <table:table-cell office:value-type="float" office:value="106.131930138057" calcext:value-type="float">
            <text:p>106.131930138057</text:p>
          </table:table-cell>
          <table:table-cell office:value-type="float" office:value="76.59078476793" calcext:value-type="float">
            <text:p>76.59078476793</text:p>
          </table:table-cell>
          <table:table-cell office:value-type="float" office:value="47.076219649469" calcext:value-type="float">
            <text:p>47.076219649469</text:p>
          </table:table-cell>
          <table:table-cell office:value-type="float" office:value="81.04301455809" calcext:value-type="float">
            <text:p>81.04301455809</text:p>
          </table:table-cell>
          <table:table-cell office:value-type="float" office:value="36.366835547396" calcext:value-type="float">
            <text:p>36.366835547396</text:p>
          </table:table-cell>
          <table:table-cell office:value-type="float" office:value="58.328716130301" calcext:value-type="float">
            <text:p>58.32871613030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3.232701958857" calcext:value-type="float">
            <text:p>3.232701958857</text:p>
          </table:table-cell>
          <table:table-cell office:value-type="float" office:value="1.859827214611" calcext:value-type="float">
            <text:p>1.859827214611</text:p>
          </table:table-cell>
          <table:table-cell office:value-type="float" office:value="1.372874744247" calcext:value-type="float">
            <text:p>1.372874744247</text:p>
          </table:table-cell>
          <table:table-cell office:value-type="float" office:value="-22867.1746091473" calcext:value-type="float">
            <text:p>-22867.1746091473</text:p>
          </table:table-cell>
          <table:table-cell office:value-type="float" office:value="80.347163655377" calcext:value-type="float">
            <text:p>80.347163655377</text:p>
          </table:table-cell>
          <table:table-cell office:value-type="float" office:value="19.221809486932" calcext:value-type="float">
            <text:p>19.221809486932</text:p>
          </table:table-cell>
          <table:table-cell office:value-type="float" office:value="100.050006207741" calcext:value-type="float">
            <text:p>100.050006207741</text:p>
          </table:table-cell>
          <table:table-cell office:value-type="float" office:value="72.826602761339" calcext:value-type="float">
            <text:p>72.826602761339</text:p>
          </table:table-cell>
          <table:table-cell office:value-type="float" office:value="44.296282794316" calcext:value-type="float">
            <text:p>44.296282794316</text:p>
          </table:table-cell>
          <table:table-cell office:value-type="float" office:value="80.347163655377" calcext:value-type="float">
            <text:p>80.347163655377</text:p>
          </table:table-cell>
          <table:table-cell office:value-type="float" office:value="37.401113051688" calcext:value-type="float">
            <text:p>37.401113051688</text:p>
          </table:table-cell>
          <table:table-cell office:value-type="float" office:value="55.934292283946" calcext:value-type="float">
            <text:p>55.93429228394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.451985133196" calcext:value-type="float">
            <text:p>3.451985133196</text:p>
          </table:table-cell>
          <table:table-cell office:value-type="float" office:value="1.876047354974" calcext:value-type="float">
            <text:p>1.876047354974</text:p>
          </table:table-cell>
          <table:table-cell office:value-type="float" office:value="1.575937778221" calcext:value-type="float">
            <text:p>1.575937778221</text:p>
          </table:table-cell>
          <table:table-cell office:value-type="float" office:value="-22889.9024465534" calcext:value-type="float">
            <text:p>-22889.9024465534</text:p>
          </table:table-cell>
          <table:table-cell office:value-type="float" office:value="57.619326249285" calcext:value-type="float">
            <text:p>57.619326249285</text:p>
          </table:table-cell>
          <table:table-cell office:value-type="float" office:value="13.784527810834" calcext:value-type="float">
            <text:p>13.784527810834</text:p>
          </table:table-cell>
          <table:table-cell office:value-type="float" office:value="20.77102862102" calcext:value-type="float">
            <text:p>20.77102862102</text:p>
          </table:table-cell>
          <table:table-cell office:value-type="float" office:value="15.41447456479" calcext:value-type="float">
            <text:p>15.41447456479</text:p>
          </table:table-cell>
          <table:table-cell office:value-type="float" office:value="44.884075534897" calcext:value-type="float">
            <text:p>44.884075534897</text:p>
          </table:table-cell>
          <table:table-cell office:value-type="float" office:value="57.619326249285" calcext:value-type="float">
            <text:p>57.619326249285</text:p>
          </table:table-cell>
          <table:table-cell office:value-type="float" office:value="28.345507493745" calcext:value-type="float">
            <text:p>28.345507493745</text:p>
          </table:table-cell>
          <table:table-cell office:value-type="float" office:value="42.482295702703" calcext:value-type="float">
            <text:p>42.48229570270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3.551340103968" calcext:value-type="float">
            <text:p>3.551340103968</text:p>
          </table:table-cell>
          <table:table-cell office:value-type="float" office:value="1.853515280484" calcext:value-type="float">
            <text:p>1.853515280484</text:p>
          </table:table-cell>
          <table:table-cell office:value-type="float" office:value="1.697824823484" calcext:value-type="float">
            <text:p>1.697824823484</text:p>
          </table:table-cell>
          <table:table-cell office:value-type="float" office:value="-22891.8146012709" calcext:value-type="float">
            <text:p>-22891.8146012709</text:p>
          </table:table-cell>
          <table:table-cell office:value-type="float" office:value="55.707171531787" calcext:value-type="float">
            <text:p>55.707171531787</text:p>
          </table:table-cell>
          <table:table-cell office:value-type="float" office:value="13.327074529136" calcext:value-type="float">
            <text:p>13.327074529136</text:p>
          </table:table-cell>
          <table:table-cell office:value-type="float" office:value="14.013157188117" calcext:value-type="float">
            <text:p>14.013157188117</text:p>
          </table:table-cell>
          <table:table-cell office:value-type="float" office:value="9.365195797287" calcext:value-type="float">
            <text:p>9.365195797287</text:p>
          </table:table-cell>
          <table:table-cell office:value-type="float" office:value="43.829971359028" calcext:value-type="float">
            <text:p>43.829971359028</text:p>
          </table:table-cell>
          <table:table-cell office:value-type="float" office:value="55.707171531787" calcext:value-type="float">
            <text:p>55.707171531787</text:p>
          </table:table-cell>
          <table:table-cell office:value-type="float" office:value="29.741475326198" calcext:value-type="float">
            <text:p>29.741475326198</text:p>
          </table:table-cell>
          <table:table-cell office:value-type="float" office:value="39.043597290991" calcext:value-type="float">
            <text:p>39.043597290991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3.656989380784" calcext:value-type="float">
            <text:p>3.656989380784</text:p>
          </table:table-cell>
          <table:table-cell office:value-type="float" office:value="1.83350976774" calcext:value-type="float">
            <text:p>1.83350976774</text:p>
          </table:table-cell>
          <table:table-cell office:value-type="float" office:value="1.823479613044" calcext:value-type="float">
            <text:p>1.823479613044</text:p>
          </table:table-cell>
          <table:table-cell office:value-type="float" office:value="-22892.7787870556" calcext:value-type="float">
            <text:p>-22892.7787870556</text:p>
          </table:table-cell>
          <table:table-cell office:value-type="float" office:value="54.742985747092" calcext:value-type="float">
            <text:p>54.742985747092</text:p>
          </table:table-cell>
          <table:table-cell office:value-type="float" office:value="13.096408073467" calcext:value-type="float">
            <text:p>13.096408073467</text:p>
          </table:table-cell>
          <table:table-cell office:value-type="float" office:value="7.908313917698" calcext:value-type="float">
            <text:p>7.908313917698</text:p>
          </table:table-cell>
          <table:table-cell office:value-type="float" office:value="5.640387793097" calcext:value-type="float">
            <text:p>5.640387793097</text:p>
          </table:table-cell>
          <table:table-cell office:value-type="float" office:value="42.037974215946" calcext:value-type="float">
            <text:p>42.037974215946</text:p>
          </table:table-cell>
          <table:table-cell office:value-type="float" office:value="54.742985747092" calcext:value-type="float">
            <text:p>54.742985747092</text:p>
          </table:table-cell>
          <table:table-cell office:value-type="float" office:value="31.34713053513" calcext:value-type="float">
            <text:p>31.34713053513</text:p>
          </table:table-cell>
          <table:table-cell office:value-type="float" office:value="36.641963346377" calcext:value-type="float">
            <text:p>36.64196334637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3.753927763784" calcext:value-type="float">
            <text:p>3.753927763784</text:p>
          </table:table-cell>
          <table:table-cell office:value-type="float" office:value="1.811240336042" calcext:value-type="float">
            <text:p>1.811240336042</text:p>
          </table:table-cell>
          <table:table-cell office:value-type="float" office:value="1.942687427742" calcext:value-type="float">
            <text:p>1.942687427742</text:p>
          </table:table-cell>
          <table:table-cell office:value-type="float" office:value="-22891.9820495409" calcext:value-type="float">
            <text:p>-22891.9820495409</text:p>
          </table:table-cell>
          <table:table-cell office:value-type="float" office:value="55.539723261725" calcext:value-type="float">
            <text:p>55.539723261725</text:p>
          </table:table-cell>
          <table:table-cell office:value-type="float" office:value="13.287015134384" calcext:value-type="float">
            <text:p>13.287015134384</text:p>
          </table:table-cell>
          <table:table-cell office:value-type="float" office:value="5.175456654641" calcext:value-type="float">
            <text:p>5.175456654641</text:p>
          </table:table-cell>
          <table:table-cell office:value-type="float" office:value="2.416977579906" calcext:value-type="float">
            <text:p>2.416977579906</text:p>
          </table:table-cell>
          <table:table-cell office:value-type="float" office:value="44.396345602163" calcext:value-type="float">
            <text:p>44.396345602163</text:p>
          </table:table-cell>
          <table:table-cell office:value-type="float" office:value="55.539723261725" calcext:value-type="float">
            <text:p>55.539723261725</text:p>
          </table:table-cell>
          <table:table-cell office:value-type="float" office:value="33.964497364832" calcext:value-type="float">
            <text:p>33.964497364832</text:p>
          </table:table-cell>
          <table:table-cell office:value-type="float" office:value="35.268995117338" calcext:value-type="float">
            <text:p>35.26899511733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3.882783624319" calcext:value-type="float">
            <text:p>3.882783624319</text:p>
          </table:table-cell>
          <table:table-cell office:value-type="float" office:value="1.799499733585" calcext:value-type="float">
            <text:p>1.799499733585</text:p>
          </table:table-cell>
          <table:table-cell office:value-type="float" office:value="2.083283890734" calcext:value-type="float">
            <text:p>2.083283890734</text:p>
          </table:table-cell>
          <table:table-cell office:value-type="float" office:value="-22891.1093874866" calcext:value-type="float">
            <text:p>-22891.1093874866</text:p>
          </table:table-cell>
          <table:table-cell office:value-type="float" office:value="56.412385316064" calcext:value-type="float">
            <text:p>56.412385316064</text:p>
          </table:table-cell>
          <table:table-cell office:value-type="float" office:value="13.495785960781" calcext:value-type="float">
            <text:p>13.4957859607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993191743226" calcext:value-type="float">
            <text:p>43.993191743226</text:p>
          </table:table-cell>
          <table:table-cell office:value-type="float" office:value="56.412385316064" calcext:value-type="float">
            <text:p>56.412385316064</text:p>
          </table:table-cell>
          <table:table-cell office:value-type="float" office:value="33.194899621602" calcext:value-type="float">
            <text:p>33.194899621602</text:p>
          </table:table-cell>
          <table:table-cell office:value-type="float" office:value="34.492424635366" calcext:value-type="float">
            <text:p>34.492424635366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3.987658713318" calcext:value-type="float">
            <text:p>3.987658713318</text:p>
          </table:table-cell>
          <table:table-cell office:value-type="float" office:value="1.78158661175" calcext:value-type="float">
            <text:p>1.78158661175</text:p>
          </table:table-cell>
          <table:table-cell office:value-type="float" office:value="2.206072101568" calcext:value-type="float">
            <text:p>2.206072101568</text:p>
          </table:table-cell>
          <table:table-cell office:value-type="float" office:value="-22887.9681914812" calcext:value-type="float">
            <text:p>-22887.9681914812</text:p>
          </table:table-cell>
          <table:table-cell office:value-type="float" office:value="59.553581321397" calcext:value-type="float">
            <text:p>59.553581321397</text:p>
          </table:table-cell>
          <table:table-cell office:value-type="float" office:value="14.247268258708" calcext:value-type="float">
            <text:p>14.247268258708</text:p>
          </table:table-cell>
          <table:table-cell office:value-type="float" office:value="1.412421887238" calcext:value-type="float">
            <text:p>1.412421887238</text:p>
          </table:table-cell>
          <table:table-cell office:value-type="float" office:value="0.73607383851" calcext:value-type="float">
            <text:p>0.73607383851</text:p>
          </table:table-cell>
          <table:table-cell office:value-type="float" office:value="47.053064897285" calcext:value-type="float">
            <text:p>47.053064897285</text:p>
          </table:table-cell>
          <table:table-cell office:value-type="float" office:value="59.553581321397" calcext:value-type="float">
            <text:p>59.553581321397</text:p>
          </table:table-cell>
          <table:table-cell office:value-type="float" office:value="36.12575796017" calcext:value-type="float">
            <text:p>36.12575796017</text:p>
          </table:table-cell>
          <table:table-cell office:value-type="float" office:value="35.011476952288" calcext:value-type="float">
            <text:p>35.011476952288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.108187956406" calcext:value-type="float">
            <text:p>4.108187956406</text:p>
          </table:table-cell>
          <table:table-cell office:value-type="float" office:value="1.768158522179" calcext:value-type="float">
            <text:p>1.768158522179</text:p>
          </table:table-cell>
          <table:table-cell office:value-type="float" office:value="2.340029434227" calcext:value-type="float">
            <text:p>2.340029434227</text:p>
          </table:table-cell>
          <table:table-cell office:value-type="float" office:value="-22883.4556064325" calcext:value-type="float">
            <text:p>-22883.4556064325</text:p>
          </table:table-cell>
          <table:table-cell office:value-type="float" office:value="64.066166370187" calcext:value-type="float">
            <text:p>64.066166370187</text:p>
          </table:table-cell>
          <table:table-cell office:value-type="float" office:value="15.326834059853" calcext:value-type="float">
            <text:p>15.326834059853</text:p>
          </table:table-cell>
          <table:table-cell office:value-type="float" office:value="2.221173859463" calcext:value-type="float">
            <text:p>2.221173859463</text:p>
          </table:table-cell>
          <table:table-cell office:value-type="float" office:value="4.018629313287" calcext:value-type="float">
            <text:p>4.018629313287</text:p>
          </table:table-cell>
          <table:table-cell office:value-type="float" office:value="49.414714020888" calcext:value-type="float">
            <text:p>49.414714020888</text:p>
          </table:table-cell>
          <table:table-cell office:value-type="float" office:value="64.066166370187" calcext:value-type="float">
            <text:p>64.066166370187</text:p>
          </table:table-cell>
          <table:table-cell office:value-type="float" office:value="37.599096895861" calcext:value-type="float">
            <text:p>37.599096895861</text:p>
          </table:table-cell>
          <table:table-cell office:value-type="float" office:value="37.227965275273" calcext:value-type="float">
            <text:p>37.22796527527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.305286364714" calcext:value-type="float">
            <text:p>4.305286364714</text:p>
          </table:table-cell>
          <table:table-cell office:value-type="float" office:value="1.778232419761" calcext:value-type="float">
            <text:p>1.778232419761</text:p>
          </table:table-cell>
          <table:table-cell office:value-type="float" office:value="2.527053944953" calcext:value-type="float">
            <text:p>2.527053944953</text:p>
          </table:table-cell>
          <table:table-cell office:value-type="float" office:value="-22880.6959033569" calcext:value-type="float">
            <text:p>-22880.6959033569</text:p>
          </table:table-cell>
          <table:table-cell office:value-type="float" office:value="66.825869445751" calcext:value-type="float">
            <text:p>66.825869445751</text:p>
          </table:table-cell>
          <table:table-cell office:value-type="float" office:value="15.987050106639" calcext:value-type="float">
            <text:p>15.987050106639</text:p>
          </table:table-cell>
          <table:table-cell office:value-type="float" office:value="10.991738676887" calcext:value-type="float">
            <text:p>10.991738676887</text:p>
          </table:table-cell>
          <table:table-cell office:value-type="float" office:value="14.247763510502" calcext:value-type="float">
            <text:p>14.247763510502</text:p>
          </table:table-cell>
          <table:table-cell office:value-type="float" office:value="51.131746519055" calcext:value-type="float">
            <text:p>51.131746519055</text:p>
          </table:table-cell>
          <table:table-cell office:value-type="float" office:value="66.825869445751" calcext:value-type="float">
            <text:p>66.825869445751</text:p>
          </table:table-cell>
          <table:table-cell office:value-type="float" office:value="31.080398229304" calcext:value-type="float">
            <text:p>31.080398229304</text:p>
          </table:table-cell>
          <table:table-cell office:value-type="float" office:value="39.995810651013" calcext:value-type="float">
            <text:p>39.99581065101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.426930485664" calcext:value-type="float">
            <text:p>4.426930485664</text:p>
          </table:table-cell>
          <table:table-cell office:value-type="float" office:value="1.765851585047" calcext:value-type="float">
            <text:p>1.765851585047</text:p>
          </table:table-cell>
          <table:table-cell office:value-type="float" office:value="2.661078900617" calcext:value-type="float">
            <text:p>2.661078900617</text:p>
          </table:table-cell>
          <table:table-cell office:value-type="float" office:value="-22876.1264428161" calcext:value-type="float">
            <text:p>-22876.1264428161</text:p>
          </table:table-cell>
          <table:table-cell office:value-type="float" office:value="71.395329986593" calcext:value-type="float">
            <text:p>71.395329986593</text:p>
          </table:table-cell>
          <table:table-cell office:value-type="float" office:value="17.080222484831" calcext:value-type="float">
            <text:p>17.080222484831</text:p>
          </table:table-cell>
          <table:table-cell office:value-type="float" office:value="15.425913024177" calcext:value-type="float">
            <text:p>15.425913024177</text:p>
          </table:table-cell>
          <table:table-cell office:value-type="float" office:value="18.328242027517" calcext:value-type="float">
            <text:p>18.328242027517</text:p>
          </table:table-cell>
          <table:table-cell office:value-type="float" office:value="55.07949648827" calcext:value-type="float">
            <text:p>55.07949648827</text:p>
          </table:table-cell>
          <table:table-cell office:value-type="float" office:value="71.395329986593" calcext:value-type="float">
            <text:p>71.395329986593</text:p>
          </table:table-cell>
          <table:table-cell office:value-type="float" office:value="34.209536348761" calcext:value-type="float">
            <text:p>34.209536348761</text:p>
          </table:table-cell>
          <table:table-cell office:value-type="float" office:value="42.084203448649" calcext:value-type="float">
            <text:p>42.08420344864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.562914677853" calcext:value-type="float">
            <text:p>4.562914677853</text:p>
          </table:table-cell>
          <table:table-cell office:value-type="float" office:value="1.758069050995" calcext:value-type="float">
            <text:p>1.758069050995</text:p>
          </table:table-cell>
          <table:table-cell office:value-type="float" office:value="2.804845626858" calcext:value-type="float">
            <text:p>2.804845626858</text:p>
          </table:table-cell>
          <table:table-cell office:value-type="float" office:value="-22870.6570154734" calcext:value-type="float">
            <text:p>-22870.6570154734</text:p>
          </table:table-cell>
          <table:table-cell office:value-type="float" office:value="76.864757329262" calcext:value-type="float">
            <text:p>76.864757329262</text:p>
          </table:table-cell>
          <table:table-cell office:value-type="float" office:value="18.388697925661" calcext:value-type="float">
            <text:p>18.388697925661</text:p>
          </table:table-cell>
          <table:table-cell office:value-type="float" office:value="18.482339336551" calcext:value-type="float">
            <text:p>18.482339336551</text:p>
          </table:table-cell>
          <table:table-cell office:value-type="float" office:value="23.270150199678" calcext:value-type="float">
            <text:p>23.270150199678</text:p>
          </table:table-cell>
          <table:table-cell office:value-type="float" office:value="58.512781191366" calcext:value-type="float">
            <text:p>58.512781191366</text:p>
          </table:table-cell>
          <table:table-cell office:value-type="float" office:value="76.864757329262" calcext:value-type="float">
            <text:p>76.864757329262</text:p>
          </table:table-cell>
          <table:table-cell office:value-type="float" office:value="37.052891993098" calcext:value-type="float">
            <text:p>37.052891993098</text:p>
          </table:table-cell>
          <table:table-cell office:value-type="float" office:value="44.904127785969" calcext:value-type="float">
            <text:p>44.904127785969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.714829005225" calcext:value-type="float">
            <text:p>4.714829005225</text:p>
          </table:table-cell>
          <table:table-cell office:value-type="float" office:value="1.754906764296" calcext:value-type="float">
            <text:p>1.754906764296</text:p>
          </table:table-cell>
          <table:table-cell office:value-type="float" office:value="2.959922240929" calcext:value-type="float">
            <text:p>2.959922240929</text:p>
          </table:table-cell>
          <table:table-cell office:value-type="float" office:value="-22864.5015670583" calcext:value-type="float">
            <text:p>-22864.5015670583</text:p>
          </table:table-cell>
          <table:table-cell office:value-type="float" office:value="83.02020574436" calcext:value-type="float">
            <text:p>83.02020574436</text:p>
          </table:table-cell>
          <table:table-cell office:value-type="float" office:value="19.861293240278" calcext:value-type="float">
            <text:p>19.861293240278</text:p>
          </table:table-cell>
          <table:table-cell office:value-type="float" office:value="23.576040456413" calcext:value-type="float">
            <text:p>23.576040456413</text:p>
          </table:table-cell>
          <table:table-cell office:value-type="float" office:value="29.21276674953" calcext:value-type="float">
            <text:p>29.21276674953</text:p>
          </table:table-cell>
          <table:table-cell office:value-type="float" office:value="62.075469532239" calcext:value-type="float">
            <text:p>62.075469532239</text:p>
          </table:table-cell>
          <table:table-cell office:value-type="float" office:value="83.02020574436" calcext:value-type="float">
            <text:p>83.02020574436</text:p>
          </table:table-cell>
          <table:table-cell office:value-type="float" office:value="39.360670847756" calcext:value-type="float">
            <text:p>39.360670847756</text:p>
          </table:table-cell>
          <table:table-cell office:value-type="float" office:value="48.175142678967" calcext:value-type="float">
            <text:p>48.175142678967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.836878131136" calcext:value-type="float">
            <text:p>4.836878131136</text:p>
          </table:table-cell>
          <table:table-cell office:value-type="float" office:value="1.742849294318" calcext:value-type="float">
            <text:p>1.742849294318</text:p>
          </table:table-cell>
          <table:table-cell office:value-type="float" office:value="3.094028836819" calcext:value-type="float">
            <text:p>3.094028836819</text:p>
          </table:table-cell>
          <table:table-cell office:value-type="float" office:value="-22857.6136698308" calcext:value-type="float">
            <text:p>-22857.6136698308</text:p>
          </table:table-cell>
          <table:table-cell office:value-type="float" office:value="89.908102971822" calcext:value-type="float">
            <text:p>89.908102971822</text:p>
          </table:table-cell>
          <table:table-cell office:value-type="float" office:value="21.509115543498" calcext:value-type="float">
            <text:p>21.509115543498</text:p>
          </table:table-cell>
          <table:table-cell office:value-type="float" office:value="31.502559523815" calcext:value-type="float">
            <text:p>31.502559523815</text:p>
          </table:table-cell>
          <table:table-cell office:value-type="float" office:value="36.506136592092" calcext:value-type="float">
            <text:p>36.506136592092</text:p>
          </table:table-cell>
          <table:table-cell office:value-type="float" office:value="69.277403361957" calcext:value-type="float">
            <text:p>69.277403361957</text:p>
          </table:table-cell>
          <table:table-cell office:value-type="float" office:value="89.908102971822" calcext:value-type="float">
            <text:p>89.908102971822</text:p>
          </table:table-cell>
          <table:table-cell office:value-type="float" office:value="46.368066418643" calcext:value-type="float">
            <text:p>46.368066418643</text:p>
          </table:table-cell>
          <table:table-cell office:value-type="float" office:value="52.429620768482" calcext:value-type="float">
            <text:p>52.429620768482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5.012954499189" calcext:value-type="float">
            <text:p>5.012954499189</text:p>
          </table:table-cell>
          <table:table-cell office:value-type="float" office:value="1.747584780016" calcext:value-type="float">
            <text:p>1.747584780016</text:p>
          </table:table-cell>
          <table:table-cell office:value-type="float" office:value="3.265369719173" calcext:value-type="float">
            <text:p>3.265369719173</text:p>
          </table:table-cell>
          <table:table-cell office:value-type="float" office:value="-22851.1058175639" calcext:value-type="float">
            <text:p>-22851.1058175639</text:p>
          </table:table-cell>
          <table:table-cell office:value-type="float" office:value="96.415955238692" calcext:value-type="float">
            <text:p>96.415955238692</text:p>
          </table:table-cell>
          <table:table-cell office:value-type="float" office:value="23.066017999687" calcext:value-type="float">
            <text:p>23.066017999687</text:p>
          </table:table-cell>
          <table:table-cell office:value-type="float" office:value="34.296023914911" calcext:value-type="float">
            <text:p>34.296023914911</text:p>
          </table:table-cell>
          <table:table-cell office:value-type="float" office:value="42.803384317165" calcext:value-type="float">
            <text:p>42.803384317165</text:p>
          </table:table-cell>
          <table:table-cell office:value-type="float" office:value="70.103561937296" calcext:value-type="float">
            <text:p>70.103561937296</text:p>
          </table:table-cell>
          <table:table-cell office:value-type="float" office:value="96.415955238692" calcext:value-type="float">
            <text:p>96.415955238692</text:p>
          </table:table-cell>
          <table:table-cell office:value-type="float" office:value="49.127259347613" calcext:value-type="float">
            <text:p>49.127259347613</text:p>
          </table:table-cell>
          <table:table-cell office:value-type="float" office:value="55.316773418883" calcext:value-type="float">
            <text:p>55.316773418883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5.140347194492" calcext:value-type="float">
            <text:p>5.140347194492</text:p>
          </table:table-cell>
          <table:table-cell office:value-type="float" office:value="1.736713247357" calcext:value-type="float">
            <text:p>1.736713247357</text:p>
          </table:table-cell>
          <table:table-cell office:value-type="float" office:value="3.403633947134" calcext:value-type="float">
            <text:p>3.403633947134</text:p>
          </table:table-cell>
          <table:table-cell office:value-type="float" office:value="-22843.3731003589" calcext:value-type="float">
            <text:p>-22843.3731003589</text:p>
          </table:table-cell>
          <table:table-cell office:value-type="float" office:value="104.148672443789" calcext:value-type="float">
            <text:p>104.148672443789</text:p>
          </table:table-cell>
          <table:table-cell office:value-type="float" office:value="24.915950345404" calcext:value-type="float">
            <text:p>24.915950345404</text:p>
          </table:table-cell>
          <table:table-cell office:value-type="float" office:value="41.900816027221" calcext:value-type="float">
            <text:p>41.900816027221</text:p>
          </table:table-cell>
          <table:table-cell office:value-type="float" office:value="50.33754242312" calcext:value-type="float">
            <text:p>50.33754242312</text:p>
          </table:table-cell>
          <table:table-cell office:value-type="float" office:value="78.880629371663" calcext:value-type="float">
            <text:p>78.880629371663</text:p>
          </table:table-cell>
          <table:table-cell office:value-type="float" office:value="104.148672443789" calcext:value-type="float">
            <text:p>104.148672443789</text:p>
          </table:table-cell>
          <table:table-cell office:value-type="float" office:value="57.111420782476" calcext:value-type="float">
            <text:p>57.111420782476</text:p>
          </table:table-cell>
          <table:table-cell office:value-type="float" office:value="59.97832134425" calcext:value-type="float">
            <text:p>59.97832134425</text:p>
          </table:table-cell>
          <table:table-cell table:number-columns-repeated="100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5.514499189704" calcext:value-type="float">
            <text:p>5.514499189704</text:p>
          </table:table-cell>
          <table:table-cell office:value-type="float" office:value="1.805428740723" calcext:value-type="float">
            <text:p>1.805428740723</text:p>
          </table:table-cell>
          <table:table-cell office:value-type="float" office:value="3.709070448981" calcext:value-type="float">
            <text:p>3.709070448981</text:p>
          </table:table-cell>
          <table:table-cell office:value-type="float" office:value="-22873.7118911646" calcext:value-type="float">
            <text:p>-22873.7118911646</text:p>
          </table:table-cell>
          <table:table-cell office:value-type="float" office:value="73.809881638008" calcext:value-type="float">
            <text:p>73.809881638008</text:p>
          </table:table-cell>
          <table:table-cell office:value-type="float" office:value="17.657866420576" calcext:value-type="float">
            <text:p>17.657866420576</text:p>
          </table:table-cell>
          <table:table-cell office:value-type="float" office:value="17.141477499652" calcext:value-type="float">
            <text:p>17.141477499652</text:p>
          </table:table-cell>
          <table:table-cell office:value-type="float" office:value="12.192297005968" calcext:value-type="float">
            <text:p>12.192297005968</text:p>
          </table:table-cell>
          <table:table-cell office:value-type="float" office:value="36.632492571476" calcext:value-type="float">
            <text:p>36.632492571476</text:p>
          </table:table-cell>
          <table:table-cell office:value-type="float" office:value="73.809881638008" calcext:value-type="float">
            <text:p>73.809881638008</text:p>
          </table:table-cell>
          <table:table-cell office:value-type="float" office:value="24.248897834452" calcext:value-type="float">
            <text:p>24.248897834452</text:p>
          </table:table-cell>
          <table:table-cell office:value-type="float" office:value="65.140250108823" calcext:value-type="float">
            <text:p>65.140250108823</text:p>
          </table:table-cell>
          <table:table-cell table:number-columns-repeated="1005"/>
        </table:table-row>
        <table:table-row table:style-name="ro1" table:number-rows-repeated="104851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Sheet2" table:style-name="ta1">
        <table:table-column table:style-name="co3" table:number-columns-repeated="4" table:default-cell-style-name="Default"/>
        <table:table-row table:style-name="ro1">
          <table:table-cell table:number-columns-repeated="3"/>
          <table:table-cell office:value-type="float" office:value="9.424033463788" calcext:value-type="float">
            <text:p>9.424033463788</text:p>
          </table:table-cell>
        </table:table-row>
        <table:table-row table:style-name="ro1">
          <table:table-cell table:number-columns-repeated="3"/>
          <table:table-cell office:value-type="float" office:value="9.440219618161" calcext:value-type="float">
            <text:p>9.440219618161</text:p>
          </table:table-cell>
        </table:table-row>
        <table:table-row table:style-name="ro1">
          <table:table-cell table:number-columns-repeated="3"/>
          <table:table-cell office:value-type="float" office:value="9.769337159533" calcext:value-type="float">
            <text:p>9.769337159533</text:p>
          </table:table-cell>
        </table:table-row>
        <table:table-row table:style-name="ro1">
          <table:table-cell table:number-columns-repeated="3"/>
          <table:table-cell office:value-type="float" office:value="9.979770739292" calcext:value-type="float">
            <text:p>9.979770739292</text:p>
          </table:table-cell>
        </table:table-row>
        <table:table-row table:style-name="ro1">
          <table:table-cell table:number-columns-repeated="3"/>
          <table:table-cell office:value-type="float" office:value="10.059331670177" calcext:value-type="float">
            <text:p>10.059331670177</text:p>
          </table:table-cell>
        </table:table-row>
        <table:table-row table:style-name="ro1">
          <table:table-cell table:number-columns-repeated="3"/>
          <table:table-cell office:value-type="float" office:value="10.422547045706" calcext:value-type="float">
            <text:p>10.422547045706</text:p>
          </table:table-cell>
        </table:table-row>
        <table:table-row table:style-name="ro1">
          <table:table-cell table:number-columns-repeated="3"/>
          <table:table-cell office:value-type="float" office:value="10.938669934208" calcext:value-type="float">
            <text:p>10.938669934208</text:p>
          </table:table-cell>
        </table:table-row>
        <table:table-row table:style-name="ro1">
          <table:table-cell table:number-columns-repeated="3"/>
          <table:table-cell office:value-type="float" office:value="10.467654157094" calcext:value-type="float">
            <text:p>10.467654157094</text:p>
          </table:table-cell>
        </table:table-row>
        <table:table-row table:style-name="ro1">
          <table:table-cell table:number-columns-repeated="3"/>
          <table:table-cell office:value-type="float" office:value="10.766496585207" calcext:value-type="float">
            <text:p>10.766496585207</text:p>
          </table:table-cell>
        </table:table-row>
        <table:table-row table:style-name="ro1">
          <table:table-cell table:number-columns-repeated="3"/>
          <table:table-cell office:value-type="float" office:value="11.20170192668" calcext:value-type="float">
            <text:p>11.20170192668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227834483386" calcext:value-type="float">
            <text:p>0.227834483386</text:p>
          </table:table-cell>
        </table:table-row>
        <table:table-row table:style-name="ro1">
          <table:table-cell table:number-columns-repeated="3"/>
          <table:table-cell office:value-type="float" office:value="0.664472485724" calcext:value-type="float">
            <text:p>0.664472485724</text:p>
          </table:table-cell>
        </table:table-row>
        <table:table-row table:style-name="ro1">
          <table:table-cell table:number-columns-repeated="3"/>
          <table:table-cell office:value-type="float" office:value="1.009438030889" calcext:value-type="float">
            <text:p>1.009438030889</text:p>
          </table:table-cell>
        </table:table-row>
        <table:table-row table:style-name="ro1">
          <table:table-cell table:number-columns-repeated="3"/>
          <table:table-cell office:value-type="float" office:value="2.365709447747" calcext:value-type="float">
            <text:p>2.365709447747</text:p>
          </table:table-cell>
        </table:table-row>
        <table:table-row table:style-name="ro1">
          <table:table-cell table:number-columns-repeated="3"/>
          <table:table-cell office:value-type="float" office:value="2.950287793408" calcext:value-type="float">
            <text:p>2.950287793408</text:p>
          </table:table-cell>
        </table:table-row>
        <table:table-row table:style-name="ro1">
          <table:table-cell table:number-columns-repeated="3"/>
          <table:table-cell office:value-type="float" office:value="3.867420401253" calcext:value-type="float">
            <text:p>3.867420401253</text:p>
          </table:table-cell>
        </table:table-row>
        <table:table-row table:style-name="ro1">
          <table:table-cell table:number-columns-repeated="3"/>
          <table:table-cell office:value-type="float" office:value="5.059327390854" calcext:value-type="float">
            <text:p>5.059327390854</text:p>
          </table:table-cell>
        </table:table-row>
        <table:table-row table:style-name="ro1">
          <table:table-cell table:number-columns-repeated="3"/>
          <table:table-cell office:value-type="float" office:value="5.991489580226" calcext:value-type="float">
            <text:p>5.991489580226</text:p>
          </table:table-cell>
        </table:table-row>
        <table:table-row table:style-name="ro1">
          <table:table-cell table:number-columns-repeated="3"/>
          <table:table-cell office:value-type="float" office:value="7.230247987908" calcext:value-type="float">
            <text:p>7.230247987908</text:p>
          </table:table-cell>
        </table:table-row>
        <table:table-row table:style-name="ro1">
          <table:table-cell table:number-columns-repeated="3"/>
          <table:table-cell office:value-type="float" office:value="5.69203592379" calcext:value-type="float">
            <text:p>5.69203592379</text:p>
          </table:table-cell>
        </table:table-row>
        <table:table-row table:style-name="ro1">
          <table:table-cell table:number-columns-repeated="3"/>
          <table:table-cell office:value-type="float" office:value="6.869357249905" calcext:value-type="float">
            <text:p>6.869357249905</text:p>
          </table:table-cell>
        </table:table-row>
        <table:table-row table:style-name="ro1">
          <table:table-cell table:number-columns-repeated="3"/>
          <table:table-cell office:value-type="float" office:value="8.328288527534" calcext:value-type="float">
            <text:p>8.328288527534</text:p>
          </table:table-cell>
        </table:table-row>
        <table:table-row table:style-name="ro1">
          <table:table-cell table:number-columns-repeated="3"/>
          <table:table-cell office:value-type="float" office:value="9.991038875908" calcext:value-type="float">
            <text:p>9.991038875908</text:p>
          </table:table-cell>
        </table:table-row>
        <table:table-row table:style-name="ro1">
          <table:table-cell table:number-columns-repeated="3"/>
          <table:table-cell office:value-type="float" office:value="10.892520655928" calcext:value-type="float">
            <text:p>10.892520655928</text:p>
          </table:table-cell>
        </table:table-row>
        <table:table-row table:style-name="ro1">
          <table:table-cell table:number-columns-repeated="3"/>
          <table:table-cell office:value-type="float" office:value="12.876763254172" calcext:value-type="float">
            <text:p>12.876763254172</text:p>
          </table:table-cell>
        </table:table-row>
        <table:table-row table:style-name="ro1">
          <table:table-cell table:number-columns-repeated="3"/>
          <table:table-cell office:value-type="float" office:value="15.329251361901" calcext:value-type="float">
            <text:p>15.329251361901</text:p>
          </table:table-cell>
        </table:table-row>
        <table:table-row table:style-name="ro1">
          <table:table-cell table:number-columns-repeated="3"/>
          <table:table-cell office:value-type="float" office:value="17.881937004362" calcext:value-type="float">
            <text:p>17.881937004362</text:p>
          </table:table-cell>
        </table:table-row>
        <table:table-row table:style-name="ro1">
          <table:table-cell table:number-columns-repeated="3"/>
          <table:table-cell office:value-type="float" office:value="20.349868301125" calcext:value-type="float">
            <text:p>20.349868301125</text:p>
          </table:table-cell>
        </table:table-row>
        <table:table-row table:style-name="ro1">
          <table:table-cell table:number-columns-repeated="3"/>
          <table:table-cell office:value-type="float" office:value="22.728228577557" calcext:value-type="float">
            <text:p>22.728228577557</text:p>
          </table:table-cell>
        </table:table-row>
        <table:table-row table:style-name="ro1">
          <table:table-cell table:number-columns-repeated="3"/>
          <table:table-cell office:value-type="float" office:value="24.292320312788" calcext:value-type="float">
            <text:p>24.292320312788</text:p>
          </table:table-cell>
        </table:table-row>
        <table:table-row table:style-name="ro1">
          <table:table-cell table:number-columns-repeated="3"/>
          <table:table-cell office:value-type="float" office:value="25.681081092475" calcext:value-type="float">
            <text:p>25.681081092475</text:p>
          </table:table-cell>
        </table:table-row>
        <table:table-row table:style-name="ro1">
          <table:table-cell table:number-columns-repeated="3"/>
          <table:table-cell office:value-type="float" office:value="26.081827957" calcext:value-type="float">
            <text:p>26.081827957</text:p>
          </table:table-cell>
        </table:table-row>
        <table:table-row table:style-name="ro1">
          <table:table-cell table:number-columns-repeated="3"/>
          <table:table-cell office:value-type="float" office:value="25.714392434732" calcext:value-type="float">
            <text:p>25.714392434732</text:p>
          </table:table-cell>
        </table:table-row>
        <table:table-row table:style-name="ro1">
          <table:table-cell table:number-columns-repeated="3"/>
          <table:table-cell office:value-type="float" office:value="25.044837069909" calcext:value-type="float">
            <text:p>25.044837069909</text:p>
          </table:table-cell>
        </table:table-row>
        <table:table-row table:style-name="ro1">
          <table:table-cell table:number-columns-repeated="3"/>
          <table:table-cell office:value-type="float" office:value="23.909810535396" calcext:value-type="float">
            <text:p>23.909810535396</text:p>
          </table:table-cell>
        </table:table-row>
        <table:table-row table:style-name="ro1">
          <table:table-cell table:number-columns-repeated="3"/>
          <table:table-cell office:value-type="float" office:value="22.383885797593" calcext:value-type="float">
            <text:p>22.383885797593</text:p>
          </table:table-cell>
        </table:table-row>
        <table:table-row table:style-name="ro1">
          <table:table-cell table:number-columns-repeated="3"/>
          <table:table-cell office:value-type="float" office:value="21.210071457574" calcext:value-type="float">
            <text:p>21.210071457574</text:p>
          </table:table-cell>
        </table:table-row>
        <table:table-row table:style-name="ro1">
          <table:table-cell table:number-columns-repeated="3"/>
          <table:table-cell office:value-type="float" office:value="20.066117393072" calcext:value-type="float">
            <text:p>20.066117393072</text:p>
          </table:table-cell>
        </table:table-row>
        <table:table-row table:style-name="ro1">
          <table:table-cell table:number-columns-repeated="3"/>
          <table:table-cell office:value-type="float" office:value="19.090014094819" calcext:value-type="float">
            <text:p>19.090014094819</text:p>
          </table:table-cell>
        </table:table-row>
        <table:table-row table:style-name="ro1">
          <table:table-cell table:number-columns-repeated="3"/>
          <table:table-cell office:value-type="float" office:value="16.149326041712" calcext:value-type="float">
            <text:p>16.149326041712</text:p>
          </table:table-cell>
        </table:table-row>
        <table:table-row table:style-name="ro1">
          <table:table-cell table:number-columns-repeated="3"/>
          <table:table-cell office:value-type="float" office:value="15.178654394904" calcext:value-type="float">
            <text:p>15.178654394904</text:p>
          </table:table-cell>
        </table:table-row>
        <table:table-row table:style-name="ro1">
          <table:table-cell table:number-columns-repeated="3"/>
          <table:table-cell office:value-type="float" office:value="14.531160860781" calcext:value-type="float">
            <text:p>14.531160860781</text:p>
          </table:table-cell>
        </table:table-row>
        <table:table-row table:style-name="ro1">
          <table:table-cell table:number-columns-repeated="3"/>
          <table:table-cell office:value-type="float" office:value="13.954238308685" calcext:value-type="float">
            <text:p>13.954238308685</text:p>
          </table:table-cell>
        </table:table-row>
        <table:table-row table:style-name="ro1">
          <table:table-cell table:number-columns-repeated="3"/>
          <table:table-cell office:value-type="float" office:value="13.381409637308" calcext:value-type="float">
            <text:p>13.381409637308</text:p>
          </table:table-cell>
        </table:table-row>
        <table:table-row table:style-name="ro1">
          <table:table-cell table:number-columns-repeated="3"/>
          <table:table-cell office:value-type="float" office:value="10.16322863701" calcext:value-type="float">
            <text:p>10.16322863701</text:p>
          </table:table-cell>
        </table:table-row>
        <table:table-row table:style-name="ro1">
          <table:table-cell table:number-columns-repeated="3"/>
          <table:table-cell office:value-type="float" office:value="9.340573514591" calcext:value-type="float">
            <text:p>9.340573514591</text:p>
          </table:table-cell>
        </table:table-row>
        <table:table-row table:style-name="ro1">
          <table:table-cell table:number-columns-repeated="3"/>
          <table:table-cell office:value-type="float" office:value="8.766019939325" calcext:value-type="float">
            <text:p>8.766019939325</text:p>
          </table:table-cell>
        </table:table-row>
        <table:table-row table:style-name="ro1">
          <table:table-cell table:number-columns-repeated="3"/>
          <table:table-cell office:value-type="float" office:value="8.437558640511" calcext:value-type="float">
            <text:p>8.437558640511</text:p>
          </table:table-cell>
        </table:table-row>
        <table:table-row table:style-name="ro1">
          <table:table-cell table:number-columns-repeated="3"/>
          <table:table-cell office:value-type="float" office:value="8.251776228556" calcext:value-type="float">
            <text:p>8.251776228556</text:p>
          </table:table-cell>
        </table:table-row>
        <table:table-row table:style-name="ro1">
          <table:table-cell table:number-columns-repeated="3"/>
          <table:table-cell office:value-type="float" office:value="8.375951423992" calcext:value-type="float">
            <text:p>8.375951423992</text:p>
          </table:table-cell>
        </table:table-row>
        <table:table-row table:style-name="ro1">
          <table:table-cell table:number-columns-repeated="3"/>
          <table:table-cell office:value-type="float" office:value="8.906211788343" calcext:value-type="float">
            <text:p>8.906211788343</text:p>
          </table:table-cell>
        </table:table-row>
        <table:table-row table:style-name="ro1">
          <table:table-cell table:number-columns-repeated="3"/>
          <table:table-cell office:value-type="float" office:value="9.568375753831" calcext:value-type="float">
            <text:p>9.568375753831</text:p>
          </table:table-cell>
        </table:table-row>
        <table:table-row table:style-name="ro1">
          <table:table-cell table:number-columns-repeated="3"/>
          <table:table-cell office:value-type="float" office:value="10.067991255658" calcext:value-type="float">
            <text:p>10.067991255658</text:p>
          </table:table-cell>
        </table:table-row>
        <table:table-row table:style-name="ro1">
          <table:table-cell table:number-columns-repeated="3"/>
          <table:table-cell office:value-type="float" office:value="10.742614302863" calcext:value-type="float">
            <text:p>10.742614302863</text:p>
          </table:table-cell>
        </table:table-row>
        <table:table-row table:style-name="ro1">
          <table:table-cell table:number-columns-repeated="3"/>
          <table:table-cell office:value-type="float" office:value="11.525153750949" calcext:value-type="float">
            <text:p>11.525153750949</text:p>
          </table:table-cell>
        </table:table-row>
        <table:table-row table:style-name="ro1">
          <table:table-cell table:number-columns-repeated="3"/>
          <table:table-cell office:value-type="float" office:value="12.542971475713" calcext:value-type="float">
            <text:p>12.542971475713</text:p>
          </table:table-cell>
        </table:table-row>
        <table:table-row table:style-name="ro1">
          <table:table-cell table:number-columns-repeated="3"/>
          <table:table-cell office:value-type="float" office:value="13.233677851407" calcext:value-type="float">
            <text:p>13.233677851407</text:p>
          </table:table-cell>
        </table:table-row>
        <table:table-row table:style-name="ro1">
          <table:table-cell table:number-columns-repeated="3"/>
          <table:table-cell office:value-type="float" office:value="14.348880704366" calcext:value-type="float">
            <text:p>14.348880704366</text:p>
          </table:table-cell>
        </table:table-row>
        <table:table-row table:style-name="ro1">
          <table:table-cell table:number-columns-repeated="3"/>
          <table:table-cell office:value-type="float" office:value="15.583791892063" calcext:value-type="float">
            <text:p>15.5837918920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5:40:29.858410708</meta:creation-date>
    <dc:date>2019-10-05T17:21:30.419323465</dc:date>
    <meta:editing-duration>PT1H9M37S</meta:editing-duration>
    <meta:editing-cycles>1</meta:editing-cycles>
    <meta:document-statistic meta:table-count="2" meta:cell-count="848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78cm" svg:height="9cm" xlink:href=".." xlink:type="simple" chart:class="chart:scatter" chart:style-name="ch1">
        <chart:legend chart:legend-position="end" svg:x="25.473cm" svg:y="4.031cm" style:legend-expansion="high" chart:style-name="ch2"/>
        <chart:plot-area chart:style-name="ch3" table:cell-range-address="Sheet1.E1:Sheet1.E61 Sheet1.L1:Sheet1.L61 Sheet1.N1:Sheet1.N61" chart:data-source-has-labels="row" svg:x="0.567cm" svg:y="0.18cm" svg:width="24.339cm" svg:height="8.64cm">
          <chartooo:coordinate-region svg:x="0.713cm" svg:y="0.34cm" svg:width="24.099cm" svg:height="7.9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61" chart:label-cell-address="Sheet1.L1:Sheet1.L1" chart:class="chart:scatter">
            <chart:domain table:cell-range-address="Sheet1.E2:Sheet1.E61"/>
            <chart:data-point chart:repeated="60"/>
          </chart:series>
          <chart:series chart:style-name="ch7" chart:values-cell-range-address="Sheet1.N2:Sheet1.N61" chart:label-cell-address="Sheet1.N1:Sheet1.N1" chart:class="chart:scatter">
            <chart:data-point chart:repeated="6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PM6</text:p>
                <draw:g>
                  <svg:desc>Sheet1.L1:Sheet1.L1</svg:desc>
                </draw:g>
              </table:table-cell>
              <table:table-cell office:value-type="string">
                <text:p>PM6 – big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796377894279">
                <text:p>-2.796377894279</text:p>
                <draw:g>
                  <svg:desc>Sheet1.E2:Sheet1.E61</svg:desc>
                </draw:g>
              </table:table-cell>
              <table:table-cell office:value-type="float" office:value="6.642382691105">
                <text:p>6.642382691105</text:p>
                <draw:g>
                  <svg:desc>Sheet1.L2:Sheet1.L61</svg:desc>
                </draw:g>
              </table:table-cell>
              <table:table-cell office:value-type="float" office:value="39.392459878633">
                <text:p>39.392459878633</text:p>
                <draw:g>
                  <svg:desc>Sheet1.N2:Sheet1.N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2.724519723973">
                <text:p>-2.724519723973</text:p>
              </table:table-cell>
              <table:table-cell office:value-type="float" office:value="6.969134223185">
                <text:p>6.969134223185</text:p>
              </table:table-cell>
              <table:table-cell office:value-type="float" office:value="39.460118003914">
                <text:p>39.460118003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.652322314352">
                <text:p>-2.652322314352</text:p>
              </table:table-cell>
              <table:table-cell office:value-type="float" office:value="7.662239568013">
                <text:p>7.662239568013</text:p>
              </table:table-cell>
              <table:table-cell office:value-type="float" office:value="40.835829326847">
                <text:p>40.835829326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.579886237194">
                <text:p>-2.579886237194</text:p>
              </table:table-cell>
              <table:table-cell office:value-type="float" office:value="9.077010840996">
                <text:p>9.077010840996</text:p>
              </table:table-cell>
              <table:table-cell office:value-type="float" office:value="41.715441690241">
                <text:p>41.715441690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.505744544409">
                <text:p>-2.505744544409</text:p>
              </table:table-cell>
              <table:table-cell office:value-type="float" office:value="9.883719377547">
                <text:p>9.883719377547</text:p>
              </table:table-cell>
              <table:table-cell office:value-type="float" office:value="42.048006381341">
                <text:p>42.048006381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433795542095">
                <text:p>-2.433795542095</text:p>
              </table:table-cell>
              <table:table-cell office:value-type="float" office:value="11.750794115658">
                <text:p>11.750794115658</text:p>
              </table:table-cell>
              <table:table-cell office:value-type="float" office:value="43.566246651051">
                <text:p>43.566246651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360833487512">
                <text:p>-2.360833487512</text:p>
              </table:table-cell>
              <table:table-cell office:value-type="float" office:value="14.140372160367">
                <text:p>14.140372160367</text:p>
              </table:table-cell>
              <table:table-cell office:value-type="float" office:value="45.723640324988">
                <text:p>45.7236403249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286519024576">
                <text:p>-2.286519024576</text:p>
              </table:table-cell>
              <table:table-cell office:value-type="float" office:value="15.584181273603">
                <text:p>15.584181273603</text:p>
              </table:table-cell>
              <table:table-cell office:value-type="float" office:value="43.754794376651">
                <text:p>43.7547943766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214215254204">
                <text:p>-2.214215254204</text:p>
              </table:table-cell>
              <table:table-cell office:value-type="float" office:value="18.158534274411">
                <text:p>18.158534274411</text:p>
              </table:table-cell>
              <table:table-cell office:value-type="float" office:value="45.003955726166">
                <text:p>45.0039557261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14079305657">
                <text:p>-2.14079305657</text:p>
              </table:table-cell>
              <table:table-cell office:value-type="float" office:value="21.019920747967">
                <text:p>21.019920747967</text:p>
              </table:table-cell>
              <table:table-cell office:value-type="float" office:value="46.823114053521">
                <text:p>46.8231140535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.064171998441">
                <text:p>-2.064171998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991172281132">
                <text:p>-1.991172281132</text:p>
              </table:table-cell>
              <table:table-cell office:value-type="float" office:value="0.61647610545">
                <text:p>0.61647610545</text:p>
              </table:table-cell>
              <table:table-cell office:value-type="float" office:value="0.952348140552">
                <text:p>0.9523481405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917908870704">
                <text:p>-1.917908870704</text:p>
              </table:table-cell>
              <table:table-cell office:value-type="float" office:value="1.592204859098">
                <text:p>1.592204859098</text:p>
              </table:table-cell>
              <table:table-cell office:value-type="float" office:value="2.777494990325">
                <text:p>2.777494990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45558047527">
                <text:p>-1.845558047527</text:p>
              </table:table-cell>
              <table:table-cell office:value-type="float" office:value="3.130424447168">
                <text:p>3.130424447168</text:p>
              </table:table-cell>
              <table:table-cell office:value-type="float" office:value="4.219450969114">
                <text:p>4.2194509691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771666327161">
                <text:p>-1.771666327161</text:p>
              </table:table-cell>
              <table:table-cell office:value-type="float" office:value="4.340474884499">
                <text:p>4.340474884499</text:p>
              </table:table-cell>
              <table:table-cell office:value-type="float" office:value="9.88866549158">
                <text:p>9.888665491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698774996284">
                <text:p>-1.698774996284</text:p>
              </table:table-cell>
              <table:table-cell office:value-type="float" office:value="6.692871377203">
                <text:p>6.692871377203</text:p>
              </table:table-cell>
              <table:table-cell office:value-type="float" office:value="12.332202976446">
                <text:p>12.3322029764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625337038593">
                <text:p>-1.625337038593</text:p>
              </table:table-cell>
              <table:table-cell office:value-type="float" office:value="9.697726785056">
                <text:p>9.697726785056</text:p>
              </table:table-cell>
              <table:table-cell office:value-type="float" office:value="16.165817277237">
                <text:p>16.165817277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51313677086">
                <text:p>-1.551313677086</text:p>
              </table:table-cell>
              <table:table-cell office:value-type="float" office:value="12.273281096812">
                <text:p>12.273281096812</text:p>
              </table:table-cell>
              <table:table-cell office:value-type="float" office:value="21.147988493769">
                <text:p>21.1479884937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477820149887">
                <text:p>-1.477820149887</text:p>
              </table:table-cell>
              <table:table-cell office:value-type="float" office:value="16.241523338627">
                <text:p>16.241523338627</text:p>
              </table:table-cell>
              <table:table-cell office:value-type="float" office:value="25.044426445344">
                <text:p>25.0444264453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403969350909">
                <text:p>-1.403969350909</text:p>
              </table:table-cell>
              <table:table-cell office:value-type="float" office:value="21.093381556984">
                <text:p>21.093381556984</text:p>
              </table:table-cell>
              <table:table-cell office:value-type="float" office:value="30.222436589454">
                <text:p>30.2224365894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323773438939">
                <text:p>-1.323773438939</text:p>
              </table:table-cell>
              <table:table-cell office:value-type="float" office:value="23.318959031752">
                <text:p>23.318959031752</text:p>
              </table:table-cell>
              <table:table-cell office:value-type="float" office:value="23.792710161444">
                <text:p>23.792710161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249844100282">
                <text:p>-1.249844100282</text:p>
              </table:table-cell>
              <table:table-cell office:value-type="float" office:value="28.432237581699">
                <text:p>28.432237581699</text:p>
              </table:table-cell>
              <table:table-cell office:value-type="float" office:value="28.713913304604">
                <text:p>28.7139133046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173213433383">
                <text:p>-1.173213433383</text:p>
              </table:table-cell>
              <table:table-cell office:value-type="float" office:value="33.962706120583">
                <text:p>33.962706120583</text:p>
              </table:table-cell>
              <table:table-cell office:value-type="float" office:value="34.812246045094">
                <text:p>34.8122460450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97487163832">
                <text:p>-1.097487163832</text:p>
              </table:table-cell>
              <table:table-cell office:value-type="float" office:value="40.831569237853">
                <text:p>40.831569237853</text:p>
              </table:table-cell>
              <table:table-cell office:value-type="float" office:value="41.762542501296">
                <text:p>41.762542501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14627802663">
                <text:p>-1.014627802663</text:p>
              </table:table-cell>
              <table:table-cell office:value-type="float" office:value="46.633880892063">
                <text:p>46.633880892063</text:p>
              </table:table-cell>
              <table:table-cell office:value-type="float" office:value="45.530736341778">
                <text:p>45.530736341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3435214012">
                <text:p>-0.93435214012</text:p>
              </table:table-cell>
              <table:table-cell office:value-type="float" office:value="54.861975020682">
                <text:p>54.861975020682</text:p>
              </table:table-cell>
              <table:table-cell office:value-type="float" office:value="53.824870402437">
                <text:p>53.8248704024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47383496175">
                <text:p>-0.847383496175</text:p>
              </table:table-cell>
              <table:table-cell office:value-type="float" office:value="64.154999397604">
                <text:p>64.154999397604</text:p>
              </table:table-cell>
              <table:table-cell office:value-type="float" office:value="64.076270692745">
                <text:p>64.076270692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58574297331">
                <text:p>-0.758574297331</text:p>
              </table:table-cell>
              <table:table-cell office:value-type="float" office:value="74.379432024125">
                <text:p>74.379432024125</text:p>
              </table:table-cell>
              <table:table-cell office:value-type="float" office:value="74.746496678232">
                <text:p>74.7464966782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55211712451">
                <text:p>-0.655211712451</text:p>
              </table:table-cell>
              <table:table-cell office:value-type="float" office:value="84.661081901268">
                <text:p>84.661081901268</text:p>
              </table:table-cell>
              <table:table-cell office:value-type="float" office:value="85.062449498702">
                <text:p>85.0624494987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47942503785">
                <text:p>-0.547942503785</text:p>
              </table:table-cell>
              <table:table-cell office:value-type="float" office:value="94.715999544715">
                <text:p>94.715999544715</text:p>
              </table:table-cell>
              <table:table-cell office:value-type="float" office:value="95.003995454186">
                <text:p>95.0039954541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420544127492">
                <text:p>-0.420544127492</text:p>
              </table:table-cell>
              <table:table-cell office:value-type="float" office:value="102.702653973753">
                <text:p>102.702653973753</text:p>
              </table:table-cell>
              <table:table-cell office:value-type="float" office:value="101.541898907453">
                <text:p>101.5418989074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94501234784">
                <text:p>-0.294501234784</text:p>
              </table:table-cell>
              <table:table-cell office:value-type="float" office:value="108.424456115368">
                <text:p>108.424456115368</text:p>
              </table:table-cell>
              <table:table-cell office:value-type="float" office:value="107.346918966545">
                <text:p>107.3469189665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66816094498">
                <text:p>-0.166816094498</text:p>
              </table:table-cell>
              <table:table-cell office:value-type="float" office:value="111.112707099706">
                <text:p>111.112707099706</text:p>
              </table:table-cell>
              <table:table-cell office:value-type="float" office:value="109.022040860258">
                <text:p>109.0220408602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38167910207">
                <text:p>-0.038167910207</text:p>
              </table:table-cell>
              <table:table-cell office:value-type="float" office:value="110.654399885523">
                <text:p>110.654399885523</text:p>
              </table:table-cell>
              <table:table-cell office:value-type="float" office:value="107.486160377179">
                <text:p>107.4861603771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75726626954">
                <text:p>0.075726626954</text:p>
              </table:table-cell>
              <table:table-cell office:value-type="float" office:value="108.72565753428">
                <text:p>108.72565753428</text:p>
              </table:table-cell>
              <table:table-cell office:value-type="float" office:value="104.68741895222">
                <text:p>104.687418952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95821645476">
                <text:p>0.195821645476</text:p>
              </table:table-cell>
              <table:table-cell office:value-type="float" office:value="105.801732008858">
                <text:p>105.801732008858</text:p>
              </table:table-cell>
              <table:table-cell office:value-type="float" office:value="99.943008037953">
                <text:p>99.9430080379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10319645735">
                <text:p>0.310319645735</text:p>
              </table:table-cell>
              <table:table-cell office:value-type="float" office:value="101.638466585013">
                <text:p>101.638466585013</text:p>
              </table:table-cell>
              <table:table-cell office:value-type="float" office:value="93.564642633937">
                <text:p>93.5646426339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451423168">
                <text:p>0.42451423168</text:p>
              </table:table-cell>
              <table:table-cell office:value-type="float" office:value="98.229237440162">
                <text:p>98.229237440162</text:p>
              </table:table-cell>
              <table:table-cell office:value-type="float" office:value="88.65809869266">
                <text:p>88.658098692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7674816793">
                <text:p>0.547674816793</text:p>
              </table:table-cell>
              <table:table-cell office:value-type="float" office:value="95.213199418649">
                <text:p>95.213199418649</text:p>
              </table:table-cell>
              <table:table-cell office:value-type="float" office:value="83.876370703041">
                <text:p>83.876370703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80492043845">
                <text:p>0.680492043845</text:p>
              </table:table-cell>
              <table:table-cell office:value-type="float" office:value="92.542687904093">
                <text:p>92.542687904093</text:p>
              </table:table-cell>
              <table:table-cell office:value-type="float" office:value="79.796258916344">
                <text:p>79.7962589163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3245438767">
                <text:p>0.833245438767</text:p>
              </table:table-cell>
              <table:table-cell office:value-type="float" office:value="87.577831818784">
                <text:p>87.577831818784</text:p>
              </table:table-cell>
              <table:table-cell office:value-type="float" office:value="67.504182854354">
                <text:p>67.5041828543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65887356408">
                <text:p>0.965887356408</text:p>
              </table:table-cell>
              <table:table-cell office:value-type="float" office:value="85.057003899474">
                <text:p>85.057003899474</text:p>
              </table:table-cell>
              <table:table-cell office:value-type="float" office:value="63.446775370699">
                <text:p>63.446775370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07258182697">
                <text:p>1.107258182697</text:p>
              </table:table-cell>
              <table:table-cell office:value-type="float" office:value="82.901083788118">
                <text:p>82.901083788118</text:p>
              </table:table-cell>
              <table:table-cell office:value-type="float" office:value="60.740252398064">
                <text:p>60.740252398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249711716094">
                <text:p>1.249711716094</text:p>
              </table:table-cell>
              <table:table-cell office:value-type="float" office:value="81.04301455809">
                <text:p>81.04301455809</text:p>
              </table:table-cell>
              <table:table-cell office:value-type="float" office:value="58.328716130301">
                <text:p>58.328716130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72874744247">
                <text:p>1.372874744247</text:p>
              </table:table-cell>
              <table:table-cell office:value-type="float" office:value="80.347163655377">
                <text:p>80.347163655377</text:p>
              </table:table-cell>
              <table:table-cell office:value-type="float" office:value="55.934292283946">
                <text:p>55.934292283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75937778221">
                <text:p>1.575937778221</text:p>
              </table:table-cell>
              <table:table-cell office:value-type="float" office:value="57.619326249285">
                <text:p>57.619326249285</text:p>
              </table:table-cell>
              <table:table-cell office:value-type="float" office:value="42.482295702703">
                <text:p>42.4822957027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697824823484">
                <text:p>1.697824823484</text:p>
              </table:table-cell>
              <table:table-cell office:value-type="float" office:value="55.707171531787">
                <text:p>55.707171531787</text:p>
              </table:table-cell>
              <table:table-cell office:value-type="float" office:value="39.043597290991">
                <text:p>39.0435972909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823479613044">
                <text:p>1.823479613044</text:p>
              </table:table-cell>
              <table:table-cell office:value-type="float" office:value="54.742985747092">
                <text:p>54.742985747092</text:p>
              </table:table-cell>
              <table:table-cell office:value-type="float" office:value="36.641963346377">
                <text:p>36.6419633463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942687427742">
                <text:p>1.942687427742</text:p>
              </table:table-cell>
              <table:table-cell office:value-type="float" office:value="55.539723261725">
                <text:p>55.539723261725</text:p>
              </table:table-cell>
              <table:table-cell office:value-type="float" office:value="35.268995117338">
                <text:p>35.26899511733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083283890734">
                <text:p>2.083283890734</text:p>
              </table:table-cell>
              <table:table-cell office:value-type="float" office:value="56.412385316064">
                <text:p>56.412385316064</text:p>
              </table:table-cell>
              <table:table-cell office:value-type="float" office:value="34.492424635366">
                <text:p>34.4924246353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206072101568">
                <text:p>2.206072101568</text:p>
              </table:table-cell>
              <table:table-cell office:value-type="float" office:value="59.553581321397">
                <text:p>59.553581321397</text:p>
              </table:table-cell>
              <table:table-cell office:value-type="float" office:value="35.011476952288">
                <text:p>35.01147695228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40029434227">
                <text:p>2.340029434227</text:p>
              </table:table-cell>
              <table:table-cell office:value-type="float" office:value="64.066166370187">
                <text:p>64.066166370187</text:p>
              </table:table-cell>
              <table:table-cell office:value-type="float" office:value="37.227965275273">
                <text:p>37.227965275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27053944953">
                <text:p>2.527053944953</text:p>
              </table:table-cell>
              <table:table-cell office:value-type="float" office:value="66.825869445751">
                <text:p>66.825869445751</text:p>
              </table:table-cell>
              <table:table-cell office:value-type="float" office:value="39.995810651013">
                <text:p>39.995810651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61078900617">
                <text:p>2.661078900617</text:p>
              </table:table-cell>
              <table:table-cell office:value-type="float" office:value="71.395329986593">
                <text:p>71.395329986593</text:p>
              </table:table-cell>
              <table:table-cell office:value-type="float" office:value="42.084203448649">
                <text:p>42.0842034486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804845626858">
                <text:p>2.804845626858</text:p>
              </table:table-cell>
              <table:table-cell office:value-type="float" office:value="76.864757329262">
                <text:p>76.864757329262</text:p>
              </table:table-cell>
              <table:table-cell office:value-type="float" office:value="44.904127785969">
                <text:p>44.9041277859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59922240929">
                <text:p>2.959922240929</text:p>
              </table:table-cell>
              <table:table-cell office:value-type="float" office:value="83.02020574436">
                <text:p>83.02020574436</text:p>
              </table:table-cell>
              <table:table-cell office:value-type="float" office:value="48.175142678967">
                <text:p>48.1751426789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.094028836819">
                <text:p>3.094028836819</text:p>
              </table:table-cell>
              <table:table-cell office:value-type="float" office:value="89.908102971822">
                <text:p>89.908102971822</text:p>
              </table:table-cell>
              <table:table-cell office:value-type="float" office:value="52.429620768482">
                <text:p>52.4296207684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265369719173">
                <text:p>3.265369719173</text:p>
              </table:table-cell>
              <table:table-cell office:value-type="float" office:value="96.415955238692">
                <text:p>96.415955238692</text:p>
              </table:table-cell>
              <table:table-cell office:value-type="float" office:value="55.316773418883">
                <text:p>55.3167734188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403633947134">
                <text:p>3.403633947134</text:p>
              </table:table-cell>
              <table:table-cell office:value-type="float" office:value="104.148672443789">
                <text:p>104.148672443789</text:p>
              </table:table-cell>
              <table:table-cell office:value-type="float" office:value="59.97832134425">
                <text:p>59.978321344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709070448981">
                <text:p>3.709070448981</text:p>
              </table:table-cell>
              <table:table-cell office:value-type="float" office:value="73.809881638008">
                <text:p>73.809881638008</text:p>
              </table:table-cell>
              <table:table-cell office:value-type="float" office:value="65.140250108823">
                <text:p>65.140250108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